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9.771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61cm"/>
    </style:style>
    <style:style style:name="co7" style:family="table-column">
      <style:table-column-properties fo:break-before="auto" style:column-width="2.653cm"/>
    </style:style>
    <style:style style:name="co8" style:family="table-column">
      <style:table-column-properties fo:break-before="auto" style:column-width="3.56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8.555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2.738cm" fo:break-before="auto" style:use-optimal-row-height="true"/>
    </style:style>
    <style:style style:name="ro8" style:family="table-row">
      <style:table-row-properties style:row-height="4.08cm" fo:break-before="auto" style:use-optimal-row-height="true"/>
    </style:style>
    <style:style style:name="ro9" style:family="table-row">
      <style:table-row-properties style:row-height="9.003cm" fo:break-before="auto" style:use-optimal-row-height="tru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ff950e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d320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950e" style:text-align-source="fix" style:repeat-content="false" fo:border="0.06pt solid #000000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justify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950e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ff950e"/>
      <style:text-properties fo:font-size="12pt" style:font-size-asian="12pt" style:font-size-complex="12pt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950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 style:data-style-name="N99">
      <style:text-properties fo:color="#0000ff" fo:font-size="12pt" style:font-size-asian="12pt" style:font-size-complex="12pt"/>
    </style:style>
    <style:style style:name="ce12" style:family="table-cell" style:parent-style-name="Default" style:data-style-name="N99">
      <style:text-properties fo:color="#0000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99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950e"/>
      <style:text-properties fo:font-size="12pt" fo:font-style="italic" style:font-size-asian="12pt" style:font-style-asian="italic" style:font-size-complex="12pt" style:font-style-complex="italic"/>
    </style:style>
  </office:automatic-styles>
  <office:body>
    <office:spreadsheet>
      <table:table table:name="bener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5" table:number-columns-repeated="1015" table:default-cell-style-name="ce7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String Value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Line Number</text:p>
          </table:table-cell>
          <table:table-cell table:style-name="ce8"/>
          <table:table-cell table:style-name="ce10" office:value-type="string" calcext:value-type="string">
            <text:p>RELEVANT</text:p>
          </table:table-cell>
          <table:table-cell table:style-name="ce10" office:value-type="string" calcext:value-type="string">
            <text:p>Contains &lt;</text:p>
          </table:table-cell>
          <table:table-cell table:style-name="ce10" office:value-type="string" calcext:value-type="string">
            <text:p>Selected &amp; relevant</text:p>
          </table:table-cell>
          <table:table-cell table:style-name="ce16"/>
          <table:table-cell table:style-name="ce8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tefan/git/oak/edu.cmu.cs.oak/bin/wordpress/wp-includes/ID3/module.tag.id3v2.php</text:p>
          </table:table-cell>
          <table:table-cell office:value-type="float" office:value="1358" calcext:value-type="float">
            <text:p>1358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2]))" office:value-type="boolean" office:boolean-value="false" calcext:value-type="boolean">
            <text:p>FALSE</text:p>
          </table:table-cell>
          <table:table-cell table:style-name="ce15" table:formula="of:=AND([.F2]; [.G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ved.</text:p>
          </table:table-cell>
          <table:table-cell office:value-type="string" calcext:value-type="string">
            <text:p>/home/stefan/git/oak/edu.cmu.cs.oak/bin/wordpress/wp-admin/includes/media.php</text:p>
          </table:table-cell>
          <table:table-cell office:value-type="float" office:value="819" calcext:value-type="float">
            <text:p>81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3]))" office:value-type="boolean" office:boolean-value="false" calcext:value-type="boolean">
            <text:p>FALSE</text:p>
          </table:table-cell>
          <table:table-cell table:style-name="ce15" table:formula="of:=AND([.F3]; [.G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/home/stefan/git/oak/edu.cmu.cs.oak/bin/wordpress/wp-admin/edit-comments.php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4]))" office:value-type="boolean" office:boolean-value="false" calcext:value-type="boolean">
            <text:p>FALSE</text:p>
          </table:table-cell>
          <table:table-cell table:style-name="ce15" table:formula="of:=AND([.F4]; [.G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 deletion is not allowed from this screen.</text:p>
          </table:table-cell>
          <table:table-cell office:value-type="string" calcext:value-type="string">
            <text:p>/home/stefan/git/oak/edu.cmu.cs.oak/bin/wordpress/wp-admin/users.php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5]))" office:value-type="boolean" office:boolean-value="false" calcext:value-type="boolean">
            <text:p>FALSE</text:p>
          </table:table-cell>
          <table:table-cell table:style-name="ce15" table:formula="of:=AND([.F5]; [.G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_wp_trash_meta_time</text:p>
          </table:table-cell>
          <table:table-cell office:value-type="string" calcext:value-type="string">
            <text:p>/home/stefan/git/oak/edu.cmu.cs.oak/bin/wordpress/wp-includes/comment.php</text:p>
          </table:table-cell>
          <table:table-cell office:value-type="float" office:value="1317" calcext:value-type="float">
            <text:p>1317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6]))" office:value-type="boolean" office:boolean-value="false" calcext:value-type="boolean">
            <text:p>FALSE</text:p>
          </table:table-cell>
          <table:table-cell table:style-name="ce15" table:formula="of:=AND([.F6]; [.G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&lt;/td&gt;</text:p>
            <text:p>  &lt;td&gt;</text:p>
          </table:table-cell>
          <table:table-cell office:value-type="string" calcext:value-type="string">
            <text:p>/home/stefan/git/oak/edu.cmu.cs.oak/bin/schoolmate/ManageTerms.php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7]))" office:value-type="boolean" office:boolean-value="true" calcext:value-type="boolean">
            <text:p>TRUE</text:p>
          </table:table-cell>
          <table:table-cell table:style-name="ce15" table:formula="of:=AND([.F7]; [.G7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tab/><text:tab/>&lt;</text:p>
          </table:table-cell>
          <table:table-cell office:value-type="string" calcext:value-type="string">
            <text:p>/home/stefan/git/oak/edu.cmu.cs.oak/bin/wordpress/wp-includes/class-walker-comment.php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8]))" office:value-type="boolean" office:boolean-value="true" calcext:value-type="boolean">
            <text:p>TRUE</text:p>
          </table:table-cell>
          <table:table-cell table:style-name="ce15" table:formula="of:=AND([.F8]; [.G8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/select&gt;</text:p>
            <text:p>&lt;label for='</text:p>
          </table:table-cell>
          <table:table-cell office:value-type="string" calcext:value-type="string">
            <text:p>/home/stefan/git/oak/edu.cmu.cs.oak/bin/wordpress/wp-includes/widgets/class-wp-widget-links.php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9]))" office:value-type="boolean" office:boolean-value="true" calcext:value-type="boolean">
            <text:p>TRUE</text:p>
          </table:table-cell>
          <table:table-cell table:style-name="ce15" table:formula="of:=AND([.F9]; [.G9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You do not have sufficient permissions to manage options for this site.</text:p>
          </table:table-cell>
          <table:table-cell office:value-type="string" calcext:value-type="string">
            <text:p>/home/stefan/git/oak/edu.cmu.cs.oak/bin/wordpress/wp-admin/options-reading.php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0]))" office:value-type="boolean" office:boolean-value="false" calcext:value-type="boolean">
            <text:p>FALSE</text:p>
          </table:table-cell>
          <table:table-cell table:style-name="ce15" table:formula="of:=AND([.F10]; [.G1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'&gt;</text:p>
          </table:table-cell>
          <table:table-cell office:value-type="string" calcext:value-type="string">
            <text:p>/home/stefan/git/oak/edu.cmu.cs.oak/bin/wordpress/wp-admin/includes/plugin-install.php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1]))" office:value-type="boolean" office:boolean-value="false" calcext:value-type="boolean">
            <text:p>FALSE</text:p>
          </table:table-cell>
          <table:table-cell table:style-name="ce15" table:formula="of:=AND([.F11]; [.G1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/home/stefan/git/oak/edu.cmu.cs.oak/bin/wordpress/wp-includes/kses.php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2]))" office:value-type="boolean" office:boolean-value="false" calcext:value-type="boolean">
            <text:p>FALSE</text:p>
          </table:table-cell>
          <table:table-cell table:style-name="ce15" table:formula="of:=AND([.F12]; [.G1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&lt;span class='meta-nav'&gt;Published In&lt;/span&gt;%title</text:p>
          </table:table-cell>
          <table:table-cell office:value-type="string" calcext:value-type="string">
            <text:p>/home/stefan/git/oak/edu.cmu.cs.oak/bin/wordpress/wp-content/themes/twentyfourteen/inc/template-tags.php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3]))" office:value-type="boolean" office:boolean-value="true" calcext:value-type="boolean">
            <text:p>TRUE</text:p>
          </table:table-cell>
          <table:table-cell table:style-name="ce15" table:formula="of:=AND([.F13]; [.G1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home/stefan/git/oak/edu.cmu.cs.oak/bin/wordpress/wp-admin/post-new.ph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4]))" office:value-type="boolean" office:boolean-value="false" calcext:value-type="boolean">
            <text:p>FALSE</text:p>
          </table:table-cell>
          <table:table-cell table:style-name="ce15" table:formula="of:=AND([.F14]; [.G1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&lt;/h2&gt;</text:p>
            <text:p>&lt;div class='col'&gt;</text:p>
            <text:p>&lt;img src='https://s.w.org/images/core/4.5/link-edit-560.png' alt='' srcset='https://s.w.org/images/core/4.5/link-edit-1000.png 1000w, https://s.w.org/images/core/4.5/link-edit-800.png 800w, https://s.w.org/images/core/4.5/link-edit-680.png 680w, https://s.w.org/images/core/4.5/link-edit-560.png 560w, https://s.w.org/images/core/4.5/link-edit-400.png 400w, https://s.w.org/images/core/4.5/link-edit-280.png 280w' sizes='(max-width: 500px) calc(100vw - 40px), (max-width: 781px) calc((100vw - 70px) * .466), (max-width: 959px) calc((100vw - 116px) * .469), (max-width: 1290px) calc((100vw - 240px) * .472), 496px'/&gt;</text:p>
            <text:p>&lt;h3&gt;</text:p>
          </table:table-cell>
          <table:table-cell office:value-type="string" calcext:value-type="string">
            <text:p>/home/stefan/git/oak/edu.cmu.cs.oak/bin/wordpress/wp-admin/about.php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5]))" office:value-type="boolean" office:boolean-value="true" calcext:value-type="boolean">
            <text:p>TRUE</text:p>
          </table:table-cell>
          <table:table-cell table:style-name="ce15" table:formula="of:=AND([.F15]; [.G15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p.getUsersBlogs</text:p>
          </table:table-cell>
          <table:table-cell office:value-type="string" calcext:value-type="string">
            <text:p>/home/stefan/git/oak/edu.cmu.cs.oak/bin/wordpress/wp-includes/class-wp-xmlrpc-server.php</text:p>
          </table:table-cell>
          <table:table-cell office:value-type="float" office:value="619" calcext:value-type="float">
            <text:p>61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6]))" office:value-type="boolean" office:boolean-value="false" calcext:value-type="boolean">
            <text:p>FALSE</text:p>
          </table:table-cell>
          <table:table-cell table:style-name="ce15" table:formula="of:=AND([.F16]; [.G1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wentytwelve</text:p>
          </table:table-cell>
          <table:table-cell office:value-type="string" calcext:value-type="string">
            <text:p>/home/stefan/git/oak/edu.cmu.cs.oak/bin/wordpress/wp-content/themes/twentytwelve/content-aside.php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7]))" office:value-type="boolean" office:boolean-value="false" calcext:value-type="boolean">
            <text:p>FALSE</text:p>
          </table:table-cell>
          <table:table-cell table:style-name="ce15" table:formula="of:=AND([.F17]; [.G1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/home/stefan/git/oak/edu.cmu.cs.oak/bin/wordpress/wp-includes/post.php</text:p>
          </table:table-cell>
          <table:table-cell office:value-type="float" office:value="3027" calcext:value-type="float">
            <text:p>3027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8]))" office:value-type="boolean" office:boolean-value="false" calcext:value-type="boolean">
            <text:p>FALSE</text:p>
          </table:table-cell>
          <table:table-cell table:style-name="ce15" table:formula="of:=AND([.F18]; [.G1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&lt;# if ( 'audio' === data.type ) { #&gt;</text:p>
            <text:p/>
          </table:table-cell>
          <table:table-cell office:value-type="string" calcext:value-type="string">
            <text:p>/home/stefan/git/oak/edu.cmu.cs.oak/bin/wordpress/wp-includes/media-template.php</text:p>
          </table:table-cell>
          <table:table-cell office:value-type="float" office:value="559" calcext:value-type="float">
            <text:p>55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9]))" office:value-type="boolean" office:boolean-value="true" calcext:value-type="boolean">
            <text:p>TRUE</text:p>
          </table:table-cell>
          <table:table-cell table:style-name="ce15" table:formula="of:=AND([.F19]; [.G1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&lt;/a&gt;</text:p>
            <text:p/>
            <text:p>&lt;header class='entry-header'&gt;</text:p>
            <text:p/>
          </table:table-cell>
          <table:table-cell office:value-type="string" calcext:value-type="string">
            <text:p>/home/stefan/git/oak/edu.cmu.cs.oak/bin/wordpress/wp-content/themes/twentyfourteen/content-featured-post.php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20]))" office:value-type="boolean" office:boolean-value="true" calcext:value-type="boolean">
            <text:p>TRUE</text:p>
          </table:table-cell>
          <table:table-cell table:style-name="ce15" table:formula="of:=AND([.F20]; [.G20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ssigned Menu</text:p>
          </table:table-cell>
          <table:table-cell office:value-type="string" calcext:value-type="string">
            <text:p>/home/stefan/git/oak/edu.cmu.cs.oak/bin/wordpress/wp-admin/nav-menus.php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21]))" office:value-type="boolean" office:boolean-value="false" calcext:value-type="boolean">
            <text:p>FALSE</text:p>
          </table:table-cell>
          <table:table-cell table:style-name="ce15" table:formula="of:=AND([.F21]; [.G2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e translation is up to date.</text:p>
          </table:table-cell>
          <table:table-cell office:value-type="string" calcext:value-type="string">
            <text:p>/home/stefan/git/oak/edu.cmu.cs.oak/bin/wordpress/wp-admin/includes/class-language-pack-upgrader.php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22]))" office:value-type="boolean" office:boolean-value="false" calcext:value-type="boolean">
            <text:p>FALSE</text:p>
          </table:table-cell>
          <table:table-cell table:style-name="ce15" table:formula="of:=AND([.F22]; [.G2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&lt;h1&gt;Add New Teacher&lt;/h1&gt;</text:p>
            <text:p/>
            <text:p>  &lt;form name='addteacher' action='./index.php' method='POST'&gt;</text:p>
            <text:p>  &lt;br&gt;&lt;br&gt;&lt;br&gt;</text:p>
            <text:p>  &lt;table cellspacing='0' cellpadding='5' class='dynamiclist' align='center' width='450'&gt;</text:p>
            <text:p>   &lt;tr class='header'&gt;</text:p>
            <text:p>&lt;th&gt;First Name&lt;/th&gt;</text:p>
            <text:p>&lt;th&gt;Last Name&lt;/th&gt;</text:p>
            <text:p>&lt;th&gt;Username&lt;/th&gt;</text:p>
            <text:p>   &lt;/tr&gt;</text:p>
            <text:p>   &lt;tr class='even'&gt;</text:p>
            <text:p>&lt;td&gt;&lt;input type='text' name='fname' maxlength='15' size='15' /&gt;&lt;/td&gt;</text:p>
            <text:p>&lt;td&gt;&lt;input type='text' name='lname' maxlength='15' size='15' /&gt;&lt;/td&gt;</text:p>
            <text:p>&lt;td&gt;</text:p>
            <text:p> &lt;select name='username'&gt;</text:p>
          </table:table-cell>
          <table:table-cell office:value-type="string" calcext:value-type="string">
            <text:p>/home/stefan/git/oak/edu.cmu.cs.oak/bin/schoolmate/AddTeacher.php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23]))" office:value-type="boolean" office:boolean-value="true" calcext:value-type="boolean">
            <text:p>TRUE</text:p>
          </table:table-cell>
          <table:table-cell table:style-name="ce15" table:formula="of:=AND([.F23]; [.G2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ength/</text:p>
          </table:table-cell>
          <table:table-cell office:value-type="string" calcext:value-type="string">
            <text:p>/home/stefan/git/oak/edu.cmu.cs.oak/bin/wordpress/wp-includes/pomo/mo.php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24]))" office:value-type="boolean" office:boolean-value="false" calcext:value-type="boolean">
            <text:p>FALSE</text:p>
          </table:table-cell>
          <table:table-cell table:style-name="ce15" table:formula="of:=AND([.F24]; [.G2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ear_destination</text:p>
          </table:table-cell>
          <table:table-cell office:value-type="string" calcext:value-type="string">
            <text:p>/home/stefan/git/oak/edu.cmu.cs.oak/bin/wordpress/wp-admin/includes/class-wp-upgrader.php</text:p>
          </table:table-cell>
          <table:table-cell office:value-type="float" office:value="581" calcext:value-type="float">
            <text:p>58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25]))" office:value-type="boolean" office:boolean-value="false" calcext:value-type="boolean">
            <text:p>FALSE</text:p>
          </table:table-cell>
          <table:table-cell table:style-name="ce15" table:formula="of:=AND([.F25]; [.G2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&lt;li&gt;</text:p>
            <text:p>&lt;a href='</text:p>
          </table:table-cell>
          <table:table-cell office:value-type="string" calcext:value-type="string">
            <text:p>/home/stefan/git/oak/edu.cmu.cs.oak/bin/wordpress/wp-includes/widgets/class-wp-widget-recent-posts.php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26]))" office:value-type="boolean" office:boolean-value="true" calcext:value-type="boolean">
            <text:p>TRUE</text:p>
          </table:table-cell>
          <table:table-cell table:style-name="ce15" table:formula="of:=AND([.F26]; [.G26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) is valid, but the next one at (</text:p>
          </table:table-cell>
          <table:table-cell office:value-type="string" calcext:value-type="string">
            <text:p>/home/stefan/git/oak/edu.cmu.cs.oak/bin/wordpress/wp-includes/ID3/module.audio.mp3.php</text:p>
          </table:table-cell>
          <table:table-cell office:value-type="float" office:value="1113" calcext:value-type="float">
            <text:p>111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27]))" office:value-type="boolean" office:boolean-value="false" calcext:value-type="boolean">
            <text:p>FALSE</text:p>
          </table:table-cell>
          <table:table-cell table:style-name="ce15" table:formula="of:=AND([.F27]; [.G2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&lt;/span&gt; </text:p>
          </table:table-cell>
          <table:table-cell office:value-type="string" calcext:value-type="string">
            <text:p>/home/stefan/git/oak/edu.cmu.cs.oak/bin/wordpress/wp-includes/customize/class-wp-customize-themes-section.php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28]))" office:value-type="boolean" office:boolean-value="true" calcext:value-type="boolean">
            <text:p>TRUE</text:p>
          </table:table-cell>
          <table:table-cell table:style-name="ce15" table:formula="of:=AND([.F28]; [.G28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&lt;p&gt;</text:p>
          </table:table-cell>
          <table:table-cell office:value-type="string" calcext:value-type="string">
            <text:p>/home/stefan/git/oak/edu.cmu.cs.oak/bin/wordpress/wp-admin/includes/plugin-install.php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29]))" office:value-type="boolean" office:boolean-value="true" calcext:value-type="boolean">
            <text:p>TRUE</text:p>
          </table:table-cell>
          <table:table-cell table:style-name="ce15" table:formula="of:=AND([.F29]; [.G29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'&gt;</text:p>
          </table:table-cell>
          <table:table-cell office:value-type="string" calcext:value-type="string">
            <text:p>/home/stefan/git/oak/edu.cmu.cs.oak/bin/wordpress/wp-includes/customize/class-wp-customize-header-image-control.php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30]))" office:value-type="boolean" office:boolean-value="false" calcext:value-type="boolean">
            <text:p>FALSE</text:p>
          </table:table-cell>
          <table:table-cell table:style-name="ce15" table:formula="of:=AND([.F30]; [.G3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et_bloginfo_rss</text:p>
          </table:table-cell>
          <table:table-cell office:value-type="string" calcext:value-type="string">
            <text:p>/home/stefan/git/oak/edu.cmu.cs.oak/bin/wordpress/wp-includes/feed.php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31]))" office:value-type="boolean" office:boolean-value="false" calcext:value-type="boolean">
            <text:p>FALSE</text:p>
          </table:table-cell>
          <table:table-cell table:style-name="ce15" table:formula="of:=AND([.F31]; [.G3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quire_name_email</text:p>
          </table:table-cell>
          <table:table-cell office:value-type="string" calcext:value-type="string">
            <text:p>/home/stefan/git/oak/edu.cmu.cs.oak/bin/wordpress/wp-includes/comment-template.php</text:p>
          </table:table-cell>
          <table:table-cell office:value-type="float" office:value="2145" calcext:value-type="float">
            <text:p>214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32]))" office:value-type="boolean" office:boolean-value="false" calcext:value-type="boolean">
            <text:p>FALSE</text:p>
          </table:table-cell>
          <table:table-cell table:style-name="ce15" table:formula="of:=AND([.F32]; [.G3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&lt;a class='update-now button aria-button-if-js' data-plugin='</text:p>
          </table:table-cell>
          <table:table-cell office:value-type="string" calcext:value-type="string">
            <text:p>/home/stefan/git/oak/edu.cmu.cs.oak/bin/wordpress/wp-admin/includes/class-wp-plugin-install-list-table.php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33]))" office:value-type="boolean" office:boolean-value="true" calcext:value-type="boolean">
            <text:p>TRUE</text:p>
          </table:table-cell>
          <table:table-cell table:style-name="ce15" table:formula="of:=AND([.F33]; [.G3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&lt;/label&gt;&lt;/th&gt;</text:p>
            <text:p>&lt;td&gt;</text:p>
            <text:p/>
          </table:table-cell>
          <table:table-cell office:value-type="string" calcext:value-type="string">
            <text:p>/home/stefan/git/oak/edu.cmu.cs.oak/bin/wordpress/wp-admin/network/site-new.php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34]))" office:value-type="boolean" office:boolean-value="true" calcext:value-type="boolean">
            <text:p>TRUE</text:p>
          </table:table-cell>
          <table:table-cell table:style-name="ce15" table:formula="of:=AND([.F34]; [.G34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&lt;/strong&gt;&lt;br /&gt;</text:p>
          </table:table-cell>
          <table:table-cell office:value-type="string" calcext:value-type="string">
            <text:p>/home/stefan/git/oak/edu.cmu.cs.oak/bin/wordpress/wp-admin/edit-tags.php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35]))" office:value-type="boolean" office:boolean-value="true" calcext:value-type="boolean">
            <text:p>TRUE</text:p>
          </table:table-cell>
          <table:table-cell table:style-name="ce15" table:formula="of:=AND([.F35]; [.G35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et_term</text:p>
          </table:table-cell>
          <table:table-cell office:value-type="string" calcext:value-type="string">
            <text:p>/home/stefan/git/oak/edu.cmu.cs.oak/bin/wordpress/wp-includes/taxonomy.php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36]))" office:value-type="boolean" office:boolean-value="false" calcext:value-type="boolean">
            <text:p>FALSE</text:p>
          </table:table-cell>
          <table:table-cell table:style-name="ce15" table:formula="of:=AND([.F36]; [.G3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shicons-admin-comments</text:p>
          </table:table-cell>
          <table:table-cell office:value-type="string" calcext:value-type="string">
            <text:p>/home/stefan/git/oak/edu.cmu.cs.oak/bin/wordpress/wp-admin/menu.php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37]))" office:value-type="boolean" office:boolean-value="false" calcext:value-type="boolean">
            <text:p>FALSE</text:p>
          </table:table-cell>
          <table:table-cell table:style-name="ce15" table:formula="of:=AND([.F37]; [.G3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' name='widget-rss[</text:p>
          </table:table-cell>
          <table:table-cell office:value-type="string" calcext:value-type="string">
            <text:p>/home/stefan/git/oak/edu.cmu.cs.oak/bin/wordpress/wp-includes/widgets.php</text:p>
          </table:table-cell>
          <table:table-cell office:value-type="float" office:value="1380" calcext:value-type="float">
            <text:p>1380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38]))" office:value-type="boolean" office:boolean-value="false" calcext:value-type="boolean">
            <text:p>FALSE</text:p>
          </table:table-cell>
          <table:table-cell table:style-name="ce15" table:formula="of:=AND([.F38]; [.G3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p-admin/images/press-this-2x.png</text:p>
          </table:table-cell>
          <table:table-cell office:value-type="string" calcext:value-type="string">
            <text:p>/home/stefan/git/oak/edu.cmu.cs.oak/bin/wordpress/wp-admin/includes/update-core.php</text:p>
          </table:table-cell>
          <table:table-cell office:value-type="float" office:value="575" calcext:value-type="float">
            <text:p>57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39]))" office:value-type="boolean" office:boolean-value="false" calcext:value-type="boolean">
            <text:p>FALSE</text:p>
          </table:table-cell>
          <table:table-cell table:style-name="ce15" table:formula="of:=AND([.F39]; [.G3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ost format archive title</text:p>
          </table:table-cell>
          <table:table-cell office:value-type="string" calcext:value-type="string">
            <text:p>/home/stefan/git/oak/edu.cmu.cs.oak/bin/wordpress/wp-includes/general-template.php</text:p>
          </table:table-cell>
          <table:table-cell office:value-type="float" office:value="1472" calcext:value-type="float">
            <text:p>147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40]))" office:value-type="boolean" office:boolean-value="false" calcext:value-type="boolean">
            <text:p>FALSE</text:p>
          </table:table-cell>
          <table:table-cell table:style-name="ce15" table:formula="of:=AND([.F40]; [.G4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/home/stefan/git/oak/edu.cmu.cs.oak/bin/wordpress/wp-admin/includes/dashboard.php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41]))" office:value-type="boolean" office:boolean-value="false" calcext:value-type="boolean">
            <text:p>FALSE</text:p>
          </table:table-cell>
          <table:table-cell table:style-name="ce15" table:formula="of:=AND([.F41]; [.G4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' </text:p>
          </table:table-cell>
          <table:table-cell office:value-type="string" calcext:value-type="string">
            <text:p>/home/stefan/git/oak/edu.cmu.cs.oak/bin/wordpress/wp-content/themes/twentyeleven/content-page.php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42]))" office:value-type="boolean" office:boolean-value="false" calcext:value-type="boolean">
            <text:p>FALSE</text:p>
          </table:table-cell>
          <table:table-cell table:style-name="ce15" table:formula="of:=AND([.F42]; [.G4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mbed_head</text:p>
          </table:table-cell>
          <table:table-cell office:value-type="string" calcext:value-type="string">
            <text:p>/home/stefan/git/oak/edu.cmu.cs.oak/bin/wordpress/wp-includes/default-filters.php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43]))" office:value-type="boolean" office:boolean-value="false" calcext:value-type="boolean">
            <text:p>FALSE</text:p>
          </table:table-cell>
          <table:table-cell table:style-name="ce15" table:formula="of:=AND([.F43]; [.G4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wentyeleven</text:p>
          </table:table-cell>
          <table:table-cell office:value-type="string" calcext:value-type="string">
            <text:p>/home/stefan/git/oak/edu.cmu.cs.oak/bin/wordpress/wp-content/themes/twentyeleven/content-image.php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44]))" office:value-type="boolean" office:boolean-value="false" calcext:value-type="boolean">
            <text:p>FALSE</text:p>
          </table:table-cell>
          <table:table-cell table:style-name="ce15" table:formula="of:=AND([.F44]; [.G4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roductionstudio</text:p>
          </table:table-cell>
          <table:table-cell office:value-type="string" calcext:value-type="string">
            <text:p>/home/stefan/git/oak/edu.cmu.cs.oak/bin/wordpress/wp-includes/ID3/module.audio-video.riff.php</text:p>
          </table:table-cell>
          <table:table-cell office:value-type="float" office:value="1791" calcext:value-type="float">
            <text:p>179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45]))" office:value-type="boolean" office:boolean-value="false" calcext:value-type="boolean">
            <text:p>FALSE</text:p>
          </table:table-cell>
          <table:table-cell table:style-name="ce15" table:formula="of:=AND([.F45]; [.G4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&lt;/div&gt;</text:p>
          </table:table-cell>
          <table:table-cell office:value-type="string" calcext:value-type="string">
            <text:p>/home/stefan/git/oak/edu.cmu.cs.oak/bin/wordpress/wp-admin/includes/template.php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46]))" office:value-type="boolean" office:boolean-value="true" calcext:value-type="boolean">
            <text:p>TRUE</text:p>
          </table:table-cell>
          <table:table-cell table:style-name="ce15" table:formula="of:=AND([.F46]; [.G46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/home/stefan/git/oak/edu.cmu.cs.oak/bin/wordpress/wp-includes/class-wp-editor.php</text:p>
          </table:table-cell>
          <table:table-cell office:value-type="float" office:value="1012" calcext:value-type="float">
            <text:p>101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47]))" office:value-type="boolean" office:boolean-value="false" calcext:value-type="boolean">
            <text:p>FALSE</text:p>
          </table:table-cell>
          <table:table-cell table:style-name="ce15" table:formula="of:=AND([.F47]; [.G4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ttachment-id3</text:p>
          </table:table-cell>
          <table:table-cell office:value-type="string" calcext:value-type="string">
            <text:p>/home/stefan/git/oak/edu.cmu.cs.oak/bin/wordpress/wp-admin/edit-form-advanced.php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48]))" office:value-type="boolean" office:boolean-value="false" calcext:value-type="boolean">
            <text:p>FALSE</text:p>
          </table:table-cell>
          <table:table-cell table:style-name="ce15" table:formula="of:=AND([.F48]; [.G4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mment_date_gmt</text:p>
          </table:table-cell>
          <table:table-cell office:value-type="string" calcext:value-type="string">
            <text:p>/home/stefan/git/oak/edu.cmu.cs.oak/bin/wordpress/wp-includes/date.php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49]))" office:value-type="boolean" office:boolean-value="false" calcext:value-type="boolean">
            <text:p>FALSE</text:p>
          </table:table-cell>
          <table:table-cell table:style-name="ce15" table:formula="of:=AND([.F49]; [.G4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').toggle();jQuery('span', this).toggle(); return false;</text:p>
          </table:table-cell>
          <table:table-cell office:value-type="string" calcext:value-type="string">
            <text:p>/home/stefan/git/oak/edu.cmu.cs.oak/bin/wordpress/wp-admin/includes/class-bulk-upgrader-skin.php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50]))" office:value-type="boolean" office:boolean-value="false" calcext:value-type="boolean">
            <text:p>FALSE</text:p>
          </table:table-cell>
          <table:table-cell table:style-name="ce15" table:formula="of:=AND([.F50]; [.G5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home/stefan/git/oak/edu.cmu.cs.oak/bin/wordpress/wp-admin/includes/class-wp-ms-users-list-table.php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51]))" office:value-type="boolean" office:boolean-value="false" calcext:value-type="boolean">
            <text:p>FALSE</text:p>
          </table:table-cell>
          <table:table-cell table:style-name="ce15" table:formula="of:=AND([.F51]; [.G5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',</text:p>
            <text:p>isRtl = </text:p>
          </table:table-cell>
          <table:table-cell office:value-type="string" calcext:value-type="string">
            <text:p>/home/stefan/git/oak/edu.cmu.cs.oak/bin/wordpress/wp-admin/includes/template.php</text:p>
          </table:table-cell>
          <table:table-cell office:value-type="float" office:value="1592" calcext:value-type="float">
            <text:p>159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52]))" office:value-type="boolean" office:boolean-value="false" calcext:value-type="boolean">
            <text:p>FALSE</text:p>
          </table:table-cell>
          <table:table-cell table:style-name="ce15" table:formula="of:=AND([.F52]; [.G5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ttachment_fields_to_save</text:p>
          </table:table-cell>
          <table:table-cell office:value-type="string" calcext:value-type="string">
            <text:p>/home/stefan/git/oak/edu.cmu.cs.oak/bin/wordpress/wp-admin/includes/media.php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53]))" office:value-type="boolean" office:boolean-value="false" calcext:value-type="boolean">
            <text:p>FALSE</text:p>
          </table:table-cell>
          <table:table-cell table:style-name="ce15" table:formula="of:=AND([.F53]; [.G5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__return_true</text:p>
          </table:table-cell>
          <table:table-cell office:value-type="string" calcext:value-type="string">
            <text:p>/home/stefan/git/oak/edu.cmu.cs.oak/bin/wordpress/wp-includes/default-filters.php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54]))" office:value-type="boolean" office:boolean-value="false" calcext:value-type="boolean">
            <text:p>FALSE</text:p>
          </table:table-cell>
          <table:table-cell table:style-name="ce15" table:formula="of:=AND([.F54]; [.G5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(max-width: %1$dpx) 100vw, %1$dpx</text:p>
          </table:table-cell>
          <table:table-cell office:value-type="string" calcext:value-type="string">
            <text:p>/home/stefan/git/oak/edu.cmu.cs.oak/bin/wordpress/wp-includes/media.php</text:p>
          </table:table-cell>
          <table:table-cell office:value-type="float" office:value="1232" calcext:value-type="float">
            <text:p>123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55]))" office:value-type="boolean" office:boolean-value="false" calcext:value-type="boolean">
            <text:p>FALSE</text:p>
          </table:table-cell>
          <table:table-cell table:style-name="ce15" table:formula="of:=AND([.F55]; [.G5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ges:</text:p>
          </table:table-cell>
          <table:table-cell office:value-type="string" calcext:value-type="string">
            <text:p>/home/stefan/git/oak/edu.cmu.cs.oak/bin/wordpress/wp-content/themes/twentyfourteen/content.php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56]))" office:value-type="boolean" office:boolean-value="false" calcext:value-type="boolean">
            <text:p>FALSE</text:p>
          </table:table-cell>
          <table:table-cell table:style-name="ce15" table:formula="of:=AND([.F56]; [.G5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/home/stefan/git/oak/edu.cmu.cs.oak/bin/wordpress/wp-includes/post.php</text:p>
          </table:table-cell>
          <table:table-cell office:value-type="float" office:value="3197" calcext:value-type="float">
            <text:p>3197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57]))" office:value-type="boolean" office:boolean-value="false" calcext:value-type="boolean">
            <text:p>FALSE</text:p>
          </table:table-cell>
          <table:table-cell table:style-name="ce15" table:formula="of:=AND([.F57]; [.G5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&lt;code&gt;wp-config.php&lt;/code&gt;</text:p>
          </table:table-cell>
          <table:table-cell office:value-type="string" calcext:value-type="string">
            <text:p>/home/stefan/git/oak/edu.cmu.cs.oak/bin/wordpress/wp-admin/install.php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58]))" office:value-type="boolean" office:boolean-value="true" calcext:value-type="boolean">
            <text:p>TRUE</text:p>
          </table:table-cell>
          <table:table-cell table:style-name="ce15" table:formula="of:=AND([.F58]; [.G58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this script only parses up to ID3v2.4.x - this tag is ID3v2.</text:p>
          </table:table-cell>
          <table:table-cell office:value-type="string" calcext:value-type="string">
            <text:p>/home/stefan/git/oak/edu.cmu.cs.oak/bin/wordpress/wp-includes/ID3/module.tag.id3v2.php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59]))" office:value-type="boolean" office:boolean-value="false" calcext:value-type="boolean">
            <text:p>FALSE</text:p>
          </table:table-cell>
          <table:table-cell table:style-name="ce15" table:formula="of:=AND([.F59]; [.G5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urrent-menu-item</text:p>
          </table:table-cell>
          <table:table-cell office:value-type="string" calcext:value-type="string">
            <text:p>/home/stefan/git/oak/edu.cmu.cs.oak/bin/wordpress/wp-includes/nav-menu-template.php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60]))" office:value-type="boolean" office:boolean-value="false" calcext:value-type="boolean">
            <text:p>FALSE</text:p>
          </table:table-cell>
          <table:table-cell table:style-name="ce15" table:formula="of:=AND([.F60]; [.G6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/home/stefan/git/oak/edu.cmu.cs.oak/bin/wordpress/wp-includes/widgets.php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61]))" office:value-type="boolean" office:boolean-value="false" calcext:value-type="boolean">
            <text:p>FALSE</text:p>
          </table:table-cell>
          <table:table-cell table:style-name="ce15" table:formula="of:=AND([.F61]; [.G6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string" calcext:value-type="string">
            <text:p>&lt;/span&gt;</text:p>
            <text:p>&lt;/button&gt;</text:p>
            <text:p>&lt;/div&gt;</text:p>
            <text:p>&lt;/form&gt;</text:p>
            <text:p>&lt;div id='customize-preview' class='wp-full-overlay-main'&gt;&lt;/div&gt;</text:p>
            <text:p/>
          </table:table-cell>
          <table:table-cell office:value-type="string" calcext:value-type="string">
            <text:p>/home/stefan/git/oak/edu.cmu.cs.oak/bin/wordpress/wp-admin/customize.php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62]))" office:value-type="boolean" office:boolean-value="true" calcext:value-type="boolean">
            <text:p>TRUE</text:p>
          </table:table-cell>
          <table:table-cell table:style-name="ce15" table:formula="of:=AND([.F62]; [.G62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&amp;hellip;</text:p>
          </table:table-cell>
          <table:table-cell office:value-type="string" calcext:value-type="string">
            <text:p>/home/stefan/git/oak/edu.cmu.cs.oak/bin/wordpress/wp-content/themes/twentyten/functions.php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63]))" office:value-type="boolean" office:boolean-value="false" calcext:value-type="boolean">
            <text:p>FALSE</text:p>
          </table:table-cell>
          <table:table-cell table:style-name="ce15" table:formula="of:=AND([.F63]; [.G6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BML_ID_CONTENTCOMPRESSION</text:p>
          </table:table-cell>
          <table:table-cell office:value-type="string" calcext:value-type="string">
            <text:p>/home/stefan/git/oak/edu.cmu.cs.oak/bin/wordpress/wp-includes/ID3/module.audio-video.matroska.php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64]))" office:value-type="boolean" office:boolean-value="false" calcext:value-type="boolean">
            <text:p>FALSE</text:p>
          </table:table-cell>
          <table:table-cell table:style-name="ce15" table:formula="of:=AND([.F64]; [.G6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/home/stefan/git/oak/edu.cmu.cs.oak/bin/wordpress/wp-includes/ID3/getid3.php</text:p>
          </table:table-cell>
          <table:table-cell office:value-type="float" office:value="1018" calcext:value-type="float">
            <text:p>1018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65]))" office:value-type="boolean" office:boolean-value="false" calcext:value-type="boolean">
            <text:p>FALSE</text:p>
          </table:table-cell>
          <table:table-cell table:style-name="ce15" table:formula="of:=AND([.F65]; [.G6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&lt;p&gt;</text:p>
          </table:table-cell>
          <table:table-cell office:value-type="string" calcext:value-type="string">
            <text:p>/home/stefan/git/oak/edu.cmu.cs.oak/bin/wordpress/wp-admin/includes/plugin-install.php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66]))" office:value-type="boolean" office:boolean-value="true" calcext:value-type="boolean">
            <text:p>TRUE</text:p>
          </table:table-cell>
          <table:table-cell table:style-name="ce15" table:formula="of:=AND([.F66]; [.G66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le URL</text:p>
          </table:table-cell>
          <table:table-cell office:value-type="string" calcext:value-type="string">
            <text:p>/home/stefan/git/oak/edu.cmu.cs.oak/bin/wordpress/wp-admin/includes/media.php</text:p>
          </table:table-cell>
          <table:table-cell office:value-type="float" office:value="1229" calcext:value-type="float">
            <text:p>122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67]))" office:value-type="boolean" office:boolean-value="false" calcext:value-type="boolean">
            <text:p>FALSE</text:p>
          </table:table-cell>
          <table:table-cell table:style-name="ce15" table:formula="of:=AND([.F67]; [.G6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warning</text:p>
          </table:table-cell>
          <table:table-cell office:value-type="string" calcext:value-type="string">
            <text:p>/home/stefan/git/oak/edu.cmu.cs.oak/bin/wordpress/wp-admin/includes/dashboard.php</text:p>
          </table:table-cell>
          <table:table-cell office:value-type="float" office:value="1281" calcext:value-type="float">
            <text:p>128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68]))" office:value-type="boolean" office:boolean-value="false" calcext:value-type="boolean">
            <text:p>FALSE</text:p>
          </table:table-cell>
          <table:table-cell table:style-name="ce15" table:formula="of:=AND([.F68]; [.G6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/>
            <text:p>&lt;button type='button' onclick='imageEdit.flip(1, </text:p>
          </table:table-cell>
          <table:table-cell office:value-type="string" calcext:value-type="string">
            <text:p>/home/stefan/git/oak/edu.cmu.cs.oak/bin/wordpress/wp-admin/includes/image-edit.php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69]))" office:value-type="boolean" office:boolean-value="true" calcext:value-type="boolean">
            <text:p>TRUE</text:p>
          </table:table-cell>
          <table:table-cell table:style-name="ce15" table:formula="of:=AND([.F69]; [.G69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iff</text:p>
          </table:table-cell>
          <table:table-cell office:value-type="string" calcext:value-type="string">
            <text:p>/home/stefan/git/oak/edu.cmu.cs.oak/bin/wordpress/wp-includes/ID3/getid3.php</text:p>
          </table:table-cell>
          <table:table-cell office:value-type="float" office:value="970" calcext:value-type="float">
            <text:p>970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70]))" office:value-type="boolean" office:boolean-value="false" calcext:value-type="boolean">
            <text:p>FALSE</text:p>
          </table:table-cell>
          <table:table-cell table:style-name="ce15" table:formula="of:=AND([.F70]; [.G7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&lt;a href='JavaScript: document.users.deleteuser.value=0;document.users.page2.value=10;document.users.onpage.value=</text:p>
          </table:table-cell>
          <table:table-cell office:value-type="string" calcext:value-type="string">
            <text:p>/home/stefan/git/oak/edu.cmu.cs.oak/bin/schoolmate/ManageUsers.php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71]))" office:value-type="boolean" office:boolean-value="true" calcext:value-type="boolean">
            <text:p>TRUE</text:p>
          </table:table-cell>
          <table:table-cell table:style-name="ce15" table:formula="of:=AND([.F71]; [.G71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&lt;/span&gt; %title</text:p>
          </table:table-cell>
          <table:table-cell office:value-type="string" calcext:value-type="string">
            <text:p>/home/stefan/git/oak/edu.cmu.cs.oak/bin/wordpress/wp-content/themes/twentytwelve/single.php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72]))" office:value-type="boolean" office:boolean-value="true" calcext:value-type="boolean">
            <text:p>TRUE</text:p>
          </table:table-cell>
          <table:table-cell table:style-name="ce15" table:formula="of:=AND([.F72]; [.G72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7">
          <table:table-cell office:value-type="float" office:value="71" calcext:value-type="float">
            <text:p>71</text:p>
          </table:table-cell>
          <table:table-cell office:value-type="string" calcext:value-type="string">
            <text:p>&lt;form id='setupform' method='post' action='wp-signup.php'&gt;</text:p>
            <text:p>&lt;input type='hidden' name='stage' value='validate-blog-signup' /&gt;</text:p>
            <text:p>&lt;input type='hidden' name='user_name' value='</text:p>
          </table:table-cell>
          <table:table-cell office:value-type="string" calcext:value-type="string">
            <text:p>/home/stefan/git/oak/edu.cmu.cs.oak/bin/wordpress/wp-signup.php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73]))" office:value-type="boolean" office:boolean-value="true" calcext:value-type="boolean">
            <text:p>TRUE</text:p>
          </table:table-cell>
          <table:table-cell table:style-name="ce15" table:formula="of:=AND([.F73]; [.G7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purl.org/dc/elements/1.0/</text:p>
          </table:table-cell>
          <table:table-cell office:value-type="string" calcext:value-type="string">
            <text:p>/home/stefan/git/oak/edu.cmu.cs.oak/bin/wordpress/wp-includes/class-simplepie.php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74]))" office:value-type="boolean" office:boolean-value="false" calcext:value-type="boolean">
            <text:p>FALSE</text:p>
          </table:table-cell>
          <table:table-cell table:style-name="ce15" table:formula="of:=AND([.F74]; [.G7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' class='gallery galleryid-</text:p>
          </table:table-cell>
          <table:table-cell office:value-type="string" calcext:value-type="string">
            <text:p>/home/stefan/git/oak/edu.cmu.cs.oak/bin/wordpress/wp-includes/media.php</text:p>
          </table:table-cell>
          <table:table-cell office:value-type="float" office:value="1707" calcext:value-type="float">
            <text:p>1707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75]))" office:value-type="boolean" office:boolean-value="false" calcext:value-type="boolean">
            <text:p>FALSE</text:p>
          </table:table-cell>
          <table:table-cell table:style-name="ce15" table:formula="of:=AND([.F75]; [.G7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BML_ID_EBMLVERSION</text:p>
          </table:table-cell>
          <table:table-cell office:value-type="string" calcext:value-type="string">
            <text:p>/home/stefan/git/oak/edu.cmu.cs.oak/bin/wordpress/wp-includes/ID3/module.audio-video.matroska.php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76]))" office:value-type="boolean" office:boolean-value="false" calcext:value-type="boolean">
            <text:p>FALSE</text:p>
          </table:table-cell>
          <table:table-cell table:style-name="ce15" table:formula="of:=AND([.F76]; [.G7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lacklist_keys</text:p>
          </table:table-cell>
          <table:table-cell office:value-type="string" calcext:value-type="string">
            <text:p>/home/stefan/git/oak/edu.cmu.cs.oak/bin/wordpress/wp-admin/includes/schema.php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77]))" office:value-type="boolean" office:boolean-value="false" calcext:value-type="boolean">
            <text:p>FALSE</text:p>
          </table:table-cell>
          <table:table-cell table:style-name="ce15" table:formula="of:=AND([.F77]; [.G7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sync-upload</text:p>
          </table:table-cell>
          <table:table-cell office:value-type="string" calcext:value-type="string">
            <text:p>/home/stefan/git/oak/edu.cmu.cs.oak/bin/wordpress/wp-admin/includes/media.php</text:p>
          </table:table-cell>
          <table:table-cell office:value-type="float" office:value="1864" calcext:value-type="float">
            <text:p>1864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78]))" office:value-type="boolean" office:boolean-value="false" calcext:value-type="boolean">
            <text:p>FALSE</text:p>
          </table:table-cell>
          <table:table-cell table:style-name="ce15" table:formula="of:=AND([.F78]; [.G7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lete_old_plugin</text:p>
          </table:table-cell>
          <table:table-cell office:value-type="string" calcext:value-type="string">
            <text:p>/home/stefan/git/oak/edu.cmu.cs.oak/bin/wordpress/wp-admin/includes/class-plugin-upgrader.php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79]))" office:value-type="boolean" office:boolean-value="false" calcext:value-type="boolean">
            <text:p>FALSE</text:p>
          </table:table-cell>
          <table:table-cell table:style-name="ce15" table:formula="of:=AND([.F79]; [.G7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ow Delay Audio Profile @ Level 8</text:p>
          </table:table-cell>
          <table:table-cell office:value-type="string" calcext:value-type="string">
            <text:p>/home/stefan/git/oak/edu.cmu.cs.oak/bin/wordpress/wp-includes/ID3/module.audio-video.quicktime.php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80]))" office:value-type="boolean" office:boolean-value="false" calcext:value-type="boolean">
            <text:p>FALSE</text:p>
          </table:table-cell>
          <table:table-cell table:style-name="ce15" table:formula="of:=AND([.F80]; [.G8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&gt; &lt;!--&lt;![endif]--&gt;</text:p>
            <text:p>&lt;head&gt;</text:p>
            <text:p>&lt;meta http-equiv='Content-Type' content='</text:p>
          </table:table-cell>
          <table:table-cell office:value-type="string" calcext:value-type="string">
            <text:p>/home/stefan/git/oak/edu.cmu.cs.oak/bin/wordpress/wp-admin/includes/class-wp-press-this.php</text:p>
          </table:table-cell>
          <table:table-cell office:value-type="float" office:value="1242" calcext:value-type="float">
            <text:p>1242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81]))" office:value-type="boolean" office:boolean-value="true" calcext:value-type="boolean">
            <text:p>TRUE</text:p>
          </table:table-cell>
          <table:table-cell table:style-name="ce15" table:formula="of:=AND([.F81]; [.G81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eta_id</text:p>
          </table:table-cell>
          <table:table-cell office:value-type="string" calcext:value-type="string">
            <text:p>/home/stefan/git/oak/edu.cmu.cs.oak/bin/wordpress/wp-includes/meta.php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82]))" office:value-type="boolean" office:boolean-value="false" calcext:value-type="boolean">
            <text:p>FALSE</text:p>
          </table:table-cell>
          <table:table-cell table:style-name="ce15" table:formula="of:=AND([.F82]; [.G8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/i</text:p>
          </table:table-cell>
          <table:table-cell office:value-type="string" calcext:value-type="string">
            <text:p>/home/stefan/git/oak/edu.cmu.cs.oak/bin/wordpress/wp-admin/includes/class-ftp.php</text:p>
          </table:table-cell>
          <table:table-cell office:value-type="float" office:value="822" calcext:value-type="float">
            <text:p>82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83]))" office:value-type="boolean" office:boolean-value="false" calcext:value-type="boolean">
            <text:p>FALSE</text:p>
          </table:table-cell>
          <table:table-cell table:style-name="ce15" table:formula="of:=AND([.F83]; [.G8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osts navigation</text:p>
          </table:table-cell>
          <table:table-cell office:value-type="string" calcext:value-type="string">
            <text:p>/home/stefan/git/oak/edu.cmu.cs.oak/bin/wordpress/wp-includes/link-template.php</text:p>
          </table:table-cell>
          <table:table-cell office:value-type="float" office:value="2477" calcext:value-type="float">
            <text:p>2477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84]))" office:value-type="boolean" office:boolean-value="false" calcext:value-type="boolean">
            <text:p>FALSE</text:p>
          </table:table-cell>
          <table:table-cell table:style-name="ce15" table:formula="of:=AND([.F84]; [.G8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8">
          <table:table-cell office:value-type="float" office:value="83" calcext:value-type="float">
            <text:p>83</text:p>
          </table:table-cell>
          <table:table-cell office:value-type="string" calcext:value-type="string">
            <text:p>' name='add-custom-menu-item' id='custom-menu-item-submit'&gt;</text:p>
            <text:p>&lt;span class='spinner'&gt;&lt;/span&gt;</text:p>
            <text:p>&lt;/span&gt;</text:p>
            <text:p>&lt;/p&gt;</text:p>
            <text:p>&lt;/div&gt;</text:p>
            <text:p>&lt;/div&gt;</text:p>
            <text:p/>
          </table:table-cell>
          <table:table-cell office:value-type="string" calcext:value-type="string">
            <text:p>/home/stefan/git/oak/edu.cmu.cs.oak/bin/wordpress/wp-includes/class-wp-customize-nav-menus.php</text:p>
          </table:table-cell>
          <table:table-cell office:value-type="float" office:value="788" calcext:value-type="float">
            <text:p>788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85]))" office:value-type="boolean" office:boolean-value="true" calcext:value-type="boolean">
            <text:p>TRUE</text:p>
          </table:table-cell>
          <table:table-cell table:style-name="ce15" table:formula="of:=AND([.F85]; [.G85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/home/stefan/git/oak/edu.cmu.cs.oak/bin/wordpress/wp-admin/includes/class-wp-filesystem-base.php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86]))" office:value-type="boolean" office:boolean-value="false" calcext:value-type="boolean">
            <text:p>FALSE</text:p>
          </table:table-cell>
          <table:table-cell table:style-name="ce15" table:formula="of:=AND([.F86]; [.G8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/home/stefan/git/oak/edu.cmu.cs.oak/bin/wordpress/wp-includes/media.php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87]))" office:value-type="boolean" office:boolean-value="false" calcext:value-type="boolean">
            <text:p>FALSE</text:p>
          </table:table-cell>
          <table:table-cell table:style-name="ce15" table:formula="of:=AND([.F87]; [.G8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www.w3.org/1999/xhtml</text:p>
          </table:table-cell>
          <table:table-cell office:value-type="string" calcext:value-type="string">
            <text:p>/home/stefan/git/oak/edu.cmu.cs.oak/bin/wordpress/wp-includes/class-simplepie.php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88]))" office:value-type="boolean" office:boolean-value="false" calcext:value-type="boolean">
            <text:p>FALSE</text:p>
          </table:table-cell>
          <table:table-cell table:style-name="ce15" table:formula="of:=AND([.F88]; [.G8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Theme support for %1$s should be registered before the %2$s hook.</text:p>
          </table:table-cell>
          <table:table-cell office:value-type="string" calcext:value-type="string">
            <text:p>/home/stefan/git/oak/edu.cmu.cs.oak/bin/wordpress/wp-includes/theme.php</text:p>
          </table:table-cell>
          <table:table-cell office:value-type="float" office:value="1721" calcext:value-type="float">
            <text:p>172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89]))" office:value-type="boolean" office:boolean-value="false" calcext:value-type="boolean">
            <text:p>FALSE</text:p>
          </table:table-cell>
          <table:table-cell table:style-name="ce15" table:formula="of:=AND([.F89]; [.G8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/home/stefan/git/oak/edu.cmu.cs.oak/bin/wordpress/wp-content/themes/twentyfifteen/sidebar.php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90]))" office:value-type="boolean" office:boolean-value="false" calcext:value-type="boolean">
            <text:p>FALSE</text:p>
          </table:table-cell>
          <table:table-cell table:style-name="ce15" table:formula="of:=AND([.F90]; [.G9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se_quicktags</text:p>
          </table:table-cell>
          <table:table-cell office:value-type="string" calcext:value-type="string">
            <text:p>/home/stefan/git/oak/edu.cmu.cs.oak/bin/wordpress/wp-admin/includes/schema.php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91]))" office:value-type="boolean" office:boolean-value="false" calcext:value-type="boolean">
            <text:p>FALSE</text:p>
          </table:table-cell>
          <table:table-cell table:style-name="ce15" table:formula="of:=AND([.F91]; [.G9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issing a temporary folder.</text:p>
          </table:table-cell>
          <table:table-cell office:value-type="string" calcext:value-type="string">
            <text:p>/home/stefan/git/oak/edu.cmu.cs.oak/bin/wordpress/wp-admin/includes/file.php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92]))" office:value-type="boolean" office:boolean-value="false" calcext:value-type="boolean">
            <text:p>FALSE</text:p>
          </table:table-cell>
          <table:table-cell table:style-name="ce15" table:formula="of:=AND([.F92]; [.G9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/home/stefan/git/oak/edu.cmu.cs.oak/bin/wordpress/wp-includes/post-template.php</text:p>
          </table:table-cell>
          <table:table-cell office:value-type="float" office:value="623" calcext:value-type="float">
            <text:p>62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93]))" office:value-type="boolean" office:boolean-value="false" calcext:value-type="boolean">
            <text:p>FALSE</text:p>
          </table:table-cell>
          <table:table-cell table:style-name="ce15" table:formula="of:=AND([.F93]; [.G9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cript_loader_tag</text:p>
          </table:table-cell>
          <table:table-cell office:value-type="string" calcext:value-type="string">
            <text:p>/home/stefan/git/oak/edu.cmu.cs.oak/bin/wordpress/wp-includes/class.wp-scripts.php</text:p>
          </table:table-cell>
          <table:table-cell office:value-type="float" office:value="356" calcext:value-type="float">
            <text:p>356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94]))" office:value-type="boolean" office:boolean-value="false" calcext:value-type="boolean">
            <text:p>FALSE</text:p>
          </table:table-cell>
          <table:table-cell table:style-name="ce15" table:formula="of:=AND([.F94]; [.G9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/home/stefan/git/oak/edu.cmu.cs.oak/bin/wordpress/wp-includes/taxonomy.php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95]))" office:value-type="boolean" office:boolean-value="false" calcext:value-type="boolean">
            <text:p>FALSE</text:p>
          </table:table-cell>
          <table:table-cell table:style-name="ce15" table:formula="of:=AND([.F95]; [.G9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/home/stefan/git/oak/edu.cmu.cs.oak/bin/wordpress/wp-includes/ID3/module.audio.ogg.php</text:p>
          </table:table-cell>
          <table:table-cell office:value-type="float" office:value="832" calcext:value-type="float">
            <text:p>83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96]))" office:value-type="boolean" office:boolean-value="false" calcext:value-type="boolean">
            <text:p>FALSE</text:p>
          </table:table-cell>
          <table:table-cell table:style-name="ce15" table:formula="of:=AND([.F96]; [.G9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: </text:p>
          </table:table-cell>
          <table:table-cell office:value-type="string" calcext:value-type="string">
            <text:p>/home/stefan/git/oak/edu.cmu.cs.oak/bin/wordpress/wp-includes/rss.php</text:p>
          </table:table-cell>
          <table:table-cell office:value-type="float" office:value="569" calcext:value-type="float">
            <text:p>56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97]))" office:value-type="boolean" office:boolean-value="false" calcext:value-type="boolean">
            <text:p>FALSE</text:p>
          </table:table-cell>
          <table:table-cell table:style-name="ce15" table:formula="of:=AND([.F97]; [.G9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/home/stefan/git/oak/edu.cmu.cs.oak/bin/wordpress/wp-includes/media.php</text:p>
          </table:table-cell>
          <table:table-cell office:value-type="float" office:value="3132" calcext:value-type="float">
            <text:p>313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98]))" office:value-type="boolean" office:boolean-value="false" calcext:value-type="boolean">
            <text:p>FALSE</text:p>
          </table:table-cell>
          <table:table-cell table:style-name="ce15" table:formula="of:=AND([.F98]; [.G9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home/stefan/git/oak/edu.cmu.cs.oak/bin/wordpress/wp-admin/options-general.php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99]))" office:value-type="boolean" office:boolean-value="false" calcext:value-type="boolean">
            <text:p>FALSE</text:p>
          </table:table-cell>
          <table:table-cell table:style-name="ce15" table:formula="of:=AND([.F99]; [.G9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hemes</text:p>
          </table:table-cell>
          <table:table-cell office:value-type="string" calcext:value-type="string">
            <text:p>/home/stefan/git/oak/edu.cmu.cs.oak/bin/wordpress/wp-includes/class-wp-theme.php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00]))" office:value-type="boolean" office:boolean-value="false" calcext:value-type="boolean">
            <text:p>FALSE</text:p>
          </table:table-cell>
          <table:table-cell table:style-name="ce15" table:formula="of:=AND([.F100]; [.G10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stefan/git/oak/edu.cmu.cs.oak/bin/wordpress/wp-admin/admin-ajax.php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01]))" office:value-type="boolean" office:boolean-value="false" calcext:value-type="boolean">
            <text:p>FALSE</text:p>
          </table:table-cell>
          <table:table-cell table:style-name="ce15" table:formula="of:=AND([.F101]; [.G10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tab/><text:tab/>&lt;a class='undo-restore-backup' href='#'&gt;</text:p>
          </table:table-cell>
          <table:table-cell office:value-type="string" calcext:value-type="string">
            <text:p>/home/stefan/git/oak/edu.cmu.cs.oak/bin/wordpress/wp-admin/includes/template.php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02]))" office:value-type="boolean" office:boolean-value="true" calcext:value-type="boolean">
            <text:p>TRUE</text:p>
          </table:table-cell>
          <table:table-cell table:style-name="ce15" table:formula="of:=AND([.F102]; [.G102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&lt;code&gt;</text:p>
          </table:table-cell>
          <table:table-cell office:value-type="string" calcext:value-type="string">
            <text:p>/home/stefan/git/oak/edu.cmu.cs.oak/bin/wordpress/wp-includes/ms-load.php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03]))" office:value-type="boolean" office:boolean-value="true" calcext:value-type="boolean">
            <text:p>TRUE</text:p>
          </table:table-cell>
          <table:table-cell table:style-name="ce15" table:formula="of:=AND([.F103]; [.G10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ubmitted on</text:p>
          </table:table-cell>
          <table:table-cell office:value-type="string" calcext:value-type="string">
            <text:p>/home/stefan/git/oak/edu.cmu.cs.oak/bin/wordpress/wp-admin/comment.php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04]))" office:value-type="boolean" office:boolean-value="false" calcext:value-type="boolean">
            <text:p>FALSE</text:p>
          </table:table-cell>
          <table:table-cell table:style-name="ce15" table:formula="of:=AND([.F104]; [.G10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/home/stefan/git/oak/edu.cmu.cs.oak/bin/wordpress/wp-includes/category-template.php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05]))" office:value-type="boolean" office:boolean-value="false" calcext:value-type="boolean">
            <text:p>FALSE</text:p>
          </table:table-cell>
          <table:table-cell table:style-name="ce15" table:formula="of:=AND([.F105]; [.G10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/home/stefan/git/oak/edu.cmu.cs.oak/bin/wordpress/wp-includes/default-filters.php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06]))" office:value-type="boolean" office:boolean-value="false" calcext:value-type="boolean">
            <text:p>FALSE</text:p>
          </table:table-cell>
          <table:table-cell table:style-name="ce15" table:formula="of:=AND([.F106]; [.G10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/home/stefan/git/oak/edu.cmu.cs.oak/bin/wordpress/wp-content/themes/twentyten/footer.php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07]))" office:value-type="boolean" office:boolean-value="false" calcext:value-type="boolean">
            <text:p>FALSE</text:p>
          </table:table-cell>
          <table:table-cell table:style-name="ce15" table:formula="of:=AND([.F107]; [.G10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ustomize Your Site</text:p>
          </table:table-cell>
          <table:table-cell office:value-type="string" calcext:value-type="string">
            <text:p>/home/stefan/git/oak/edu.cmu.cs.oak/bin/wordpress/wp-admin/includes/dashboard.php</text:p>
          </table:table-cell>
          <table:table-cell office:value-type="float" office:value="1454" calcext:value-type="float">
            <text:p>1454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08]))" office:value-type="boolean" office:boolean-value="false" calcext:value-type="boolean">
            <text:p>FALSE</text:p>
          </table:table-cell>
          <table:table-cell table:style-name="ce15" table:formula="of:=AND([.F108]; [.G10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odecName</text:p>
          </table:table-cell>
          <table:table-cell office:value-type="string" calcext:value-type="string">
            <text:p>/home/stefan/git/oak/edu.cmu.cs.oak/bin/wordpress/wp-includes/ID3/module.audio-video.matroska.php</text:p>
          </table:table-cell>
          <table:table-cell office:value-type="float" office:value="1588" calcext:value-type="float">
            <text:p>1588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09]))" office:value-type="boolean" office:boolean-value="false" calcext:value-type="boolean">
            <text:p>FALSE</text:p>
          </table:table-cell>
          <table:table-cell table:style-name="ce15" table:formula="of:=AND([.F109]; [.G10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tab/><text:tab/><text:tab/></text:p>
          </table:table-cell>
          <table:table-cell office:value-type="string" calcext:value-type="string">
            <text:p>/home/stefan/git/oak/edu.cmu.cs.oak/bin/wordpress/wp-content/themes/twentythirteen/page.php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10]))" office:value-type="boolean" office:boolean-value="false" calcext:value-type="boolean">
            <text:p>FALSE</text:p>
          </table:table-cell>
          <table:table-cell table:style-name="ce15" table:formula="of:=AND([.F110]; [.G11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re_user_login</text:p>
          </table:table-cell>
          <table:table-cell office:value-type="string" calcext:value-type="string">
            <text:p>/home/stefan/git/oak/edu.cmu.cs.oak/bin/wordpress/wp-admin/user-new.php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11]))" office:value-type="boolean" office:boolean-value="false" calcext:value-type="boolean">
            <text:p>FALSE</text:p>
          </table:table-cell>
          <table:table-cell table:style-name="ce15" table:formula="of:=AND([.F111]; [.G11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' class='activatelink' title='</text:p>
          </table:table-cell>
          <table:table-cell office:value-type="string" calcext:value-type="string">
            <text:p>/home/stefan/git/oak/edu.cmu.cs.oak/bin/wordpress/wp-admin/includes/class-wp-themes-list-table.php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12]))" office:value-type="boolean" office:boolean-value="false" calcext:value-type="boolean">
            <text:p>FALSE</text:p>
          </table:table-cell>
          <table:table-cell table:style-name="ce15" table:formula="of:=AND([.F112]; [.G11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/>
            <text:p>&lt;p&gt;</text:p>
          </table:table-cell>
          <table:table-cell office:value-type="string" calcext:value-type="string">
            <text:p>/home/stefan/git/oak/edu.cmu.cs.oak/bin/wordpress/wp-content/themes/twentyfifteen/content-none.php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13]))" office:value-type="boolean" office:boolean-value="true" calcext:value-type="boolean">
            <text:p>TRUE</text:p>
          </table:table-cell>
          <table:table-cell table:style-name="ce15" table:formula="of:=AND([.F113]; [.G11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Upper Roman</text:p>
          </table:table-cell>
          <table:table-cell office:value-type="string" calcext:value-type="string">
            <text:p>/home/stefan/git/oak/edu.cmu.cs.oak/bin/wordpress/wp-includes/class-wp-editor.php</text:p>
          </table:table-cell>
          <table:table-cell office:value-type="float" office:value="883" calcext:value-type="float">
            <text:p>88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14]))" office:value-type="boolean" office:boolean-value="false" calcext:value-type="boolean">
            <text:p>FALSE</text:p>
          </table:table-cell>
          <table:table-cell table:style-name="ce15" table:formula="of:=AND([.F114]; [.G11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othing Found</text:p>
          </table:table-cell>
          <table:table-cell office:value-type="string" calcext:value-type="string">
            <text:p>/home/stefan/git/oak/edu.cmu.cs.oak/bin/wordpress/wp-content/themes/twentyeleven/archive.php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15]))" office:value-type="boolean" office:boolean-value="false" calcext:value-type="boolean">
            <text:p>FALSE</text:p>
          </table:table-cell>
          <table:table-cell table:style-name="ce15" table:formula="of:=AND([.F115]; [.G11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/home/stefan/git/oak/edu.cmu.cs.oak/bin/wordpress/wp-admin/includes/deprecated.php</text:p>
          </table:table-cell>
          <table:table-cell office:value-type="float" office:value="684" calcext:value-type="float">
            <text:p>684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16]))" office:value-type="boolean" office:boolean-value="false" calcext:value-type="boolean">
            <text:p>FALSE</text:p>
          </table:table-cell>
          <table:table-cell table:style-name="ce15" table:formula="of:=AND([.F116]; [.G11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&lt;span&gt;</text:p>
          </table:table-cell>
          <table:table-cell office:value-type="string" calcext:value-type="string">
            <text:p>/home/stefan/git/oak/edu.cmu.cs.oak/bin/wordpress/wp-content/themes/twentythirteen/content-quote.ph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17]))" office:value-type="boolean" office:boolean-value="true" calcext:value-type="boolean">
            <text:p>TRUE</text:p>
          </table:table-cell>
          <table:table-cell table:style-name="ce15" table:formula="of:=AND([.F117]; [.G11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xmlrpc_call</text:p>
          </table:table-cell>
          <table:table-cell office:value-type="string" calcext:value-type="string">
            <text:p>/home/stefan/git/oak/edu.cmu.cs.oak/bin/wordpress/wp-includes/class-wp-xmlrpc-server.php</text:p>
          </table:table-cell>
          <table:table-cell office:value-type="float" office:value="4461" calcext:value-type="float">
            <text:p>446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18]))" office:value-type="boolean" office:boolean-value="false" calcext:value-type="boolean">
            <text:p>FALSE</text:p>
          </table:table-cell>
          <table:table-cell table:style-name="ce15" table:formula="of:=AND([.F118]; [.G11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'&gt;</text:p>
            <text:p>  &lt;input type='hidden' name='logout'&gt;</text:p>
            <text:p>  &lt;input type='hidden' name='page' value='</text:p>
          </table:table-cell>
          <table:table-cell office:value-type="string" calcext:value-type="string">
            <text:p>/home/stefan/git/oak/edu.cmu.cs.oak/bin/schoolmate/AddParent.php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19]))" office:value-type="boolean" office:boolean-value="true" calcext:value-type="boolean">
            <text:p>TRUE</text:p>
          </table:table-cell>
          <table:table-cell table:style-name="ce15" table:formula="of:=AND([.F119]; [.G119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&lt;/li&gt;</text:p>
          </table:table-cell>
          <table:table-cell office:value-type="string" calcext:value-type="string">
            <text:p>/home/stefan/git/oak/edu.cmu.cs.oak/bin/wordpress/wp-admin/nav-menus.php</text:p>
          </table:table-cell>
          <table:table-cell office:value-type="float" office:value="541" calcext:value-type="float">
            <text:p>541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20]))" office:value-type="boolean" office:boolean-value="true" calcext:value-type="boolean">
            <text:p>TRUE</text:p>
          </table:table-cell>
          <table:table-cell table:style-name="ce15" table:formula="of:=AND([.F120]; [.G120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/home/stefan/git/oak/edu.cmu.cs.oak/bin/wordpress/wp-includes/ms-functions.php</text:p>
          </table:table-cell>
          <table:table-cell office:value-type="float" office:value="1955" calcext:value-type="float">
            <text:p>195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21]))" office:value-type="boolean" office:boolean-value="false" calcext:value-type="boolean">
            <text:p>FALSE</text:p>
          </table:table-cell>
          <table:table-cell table:style-name="ce15" table:formula="of:=AND([.F121]; [.G12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--alt-preset </text:p>
          </table:table-cell>
          <table:table-cell office:value-type="string" calcext:value-type="string">
            <text:p>/home/stefan/git/oak/edu.cmu.cs.oak/bin/wordpress/wp-includes/ID3/module.audio.mp3.php</text:p>
          </table:table-cell>
          <table:table-cell office:value-type="float" office:value="1972" calcext:value-type="float">
            <text:p>197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22]))" office:value-type="boolean" office:boolean-value="false" calcext:value-type="boolean">
            <text:p>FALSE</text:p>
          </table:table-cell>
          <table:table-cell table:style-name="ce15" table:formula="of:=AND([.F122]; [.G12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WP_INSTALLING</text:p>
          </table:table-cell>
          <table:table-cell office:value-type="string" calcext:value-type="string">
            <text:p>/home/stefan/git/oak/edu.cmu.cs.oak/bin/wordpress/wp-admin/install.php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23]))" office:value-type="boolean" office:boolean-value="false" calcext:value-type="boolean">
            <text:p>FALSE</text:p>
          </table:table-cell>
          <table:table-cell table:style-name="ce15" table:formula="of:=AND([.F123]; [.G12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IELD( </text:p>
          </table:table-cell>
          <table:table-cell office:value-type="string" calcext:value-type="string">
            <text:p>/home/stefan/git/oak/edu.cmu.cs.oak/bin/wordpress/wp-includes/query.php</text:p>
          </table:table-cell>
          <table:table-cell office:value-type="float" office:value="2967" calcext:value-type="float">
            <text:p>2967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24]))" office:value-type="boolean" office:boolean-value="false" calcext:value-type="boolean">
            <text:p>FALSE</text:p>
          </table:table-cell>
          <table:table-cell table:style-name="ce15" table:formula="of:=AND([.F124]; [.G12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9">
          <table:table-cell office:value-type="float" office:value="123" calcext:value-type="float">
            <text:p>123</text:p>
          </table:table-cell>
          <table:table-cell office:value-type="string" calcext:value-type="string">
            <text:p>&lt;/button&gt;</text:p>
            <text:p>&lt;/div&gt;</text:p>
            <text:p>&lt;input type='text' class='link-to-custom' data-setting='linkUrl' /&gt;</text:p>
            <text:p>&lt;/div&gt;</text:p>
            <text:p>&lt;/script&gt;</text:p>
            <text:p/>
            <text:p>&lt;script type='text/html' id='tmpl-image-details'&gt;</text:p>
            <text:p>&lt;div class='media-embed'&gt;</text:p>
            <text:p>&lt;div class='embed-media-settings'&gt;</text:p>
            <text:p>&lt;div class='column-image'&gt;</text:p>
            <text:p>&lt;div class='image'&gt;</text:p>
            <text:p>&lt;img src='{{ data.model.url }}' draggable='false' alt='' /&gt;</text:p>
            <text:p/>
            <text:p>&lt;# if ( data.attachment &amp;&amp; window.imageEdit ) { #&gt;</text:p>
            <text:p>&lt;div class='actions'&gt;</text:p>
            <text:p>&lt;input type='button' class='edit-attachment button' value='</text:p>
          </table:table-cell>
          <table:table-cell office:value-type="string" calcext:value-type="string">
            <text:p>/home/stefan/git/oak/edu.cmu.cs.oak/bin/wordpress/wp-includes/media-template.php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25]))" office:value-type="boolean" office:boolean-value="true" calcext:value-type="boolean">
            <text:p>TRUE</text:p>
          </table:table-cell>
          <table:table-cell table:style-name="ce15" table:formula="of:=AND([.F125]; [.G125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stefan/git/oak/edu.cmu.cs.oak/bin/wordpress/wp-includes/query.php</text:p>
          </table:table-cell>
          <table:table-cell office:value-type="float" office:value="3293" calcext:value-type="float">
            <text:p>329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26]))" office:value-type="boolean" office:boolean-value="false" calcext:value-type="boolean">
            <text:p>FALSE</text:p>
          </table:table-cell>
          <table:table-cell table:style-name="ce15" table:formula="of:=AND([.F126]; [.G12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&lt;div class='entry-meta'&gt;</text:p>
            <text:p>&lt;span class='cat-links'&gt;</text:p>
          </table:table-cell>
          <table:table-cell office:value-type="string" calcext:value-type="string">
            <text:p>/home/stefan/git/oak/edu.cmu.cs.oak/bin/wordpress/wp-content/themes/twentyfourteen/content-gallery.php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27]))" office:value-type="boolean" office:boolean-value="true" calcext:value-type="boolean">
            <text:p>TRUE</text:p>
          </table:table-cell>
          <table:table-cell table:style-name="ce15" table:formula="of:=AND([.F127]; [.G127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ETID3_MP3_VALID_CHECK_FRAMES</text:p>
          </table:table-cell>
          <table:table-cell office:value-type="string" calcext:value-type="string">
            <text:p>/home/stefan/git/oak/edu.cmu.cs.oak/bin/wordpress/wp-includes/ID3/module.audio.mp3.php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28]))" office:value-type="boolean" office:boolean-value="false" calcext:value-type="boolean">
            <text:p>FALSE</text:p>
          </table:table-cell>
          <table:table-cell table:style-name="ce15" table:formula="of:=AND([.F128]; [.G12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sert template</text:p>
          </table:table-cell>
          <table:table-cell office:value-type="string" calcext:value-type="string">
            <text:p>/home/stefan/git/oak/edu.cmu.cs.oak/bin/wordpress/wp-includes/class-wp-editor.php</text:p>
          </table:table-cell>
          <table:table-cell office:value-type="float" office:value="1014" calcext:value-type="float">
            <text:p>1014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29]))" office:value-type="boolean" office:boolean-value="false" calcext:value-type="boolean">
            <text:p>FALSE</text:p>
          </table:table-cell>
          <table:table-cell table:style-name="ce15" table:formula="of:=AND([.F129]; [.G12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et_allowed_themes</text:p>
          </table:table-cell>
          <table:table-cell office:value-type="string" calcext:value-type="string">
            <text:p>/home/stefan/git/oak/edu.cmu.cs.oak/bin/wordpress/wp-admin/includes/deprecated.php</text:p>
          </table:table-cell>
          <table:table-cell office:value-type="float" office:value="995" calcext:value-type="float">
            <text:p>99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30]))" office:value-type="boolean" office:boolean-value="false" calcext:value-type="boolean">
            <text:p>FALSE</text:p>
          </table:table-cell>
          <table:table-cell table:style-name="ce15" table:formula="of:=AND([.F130]; [.G13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tle-attribute</text:p>
          </table:table-cell>
          <table:table-cell office:value-type="string" calcext:value-type="string">
            <text:p>/home/stefan/git/oak/edu.cmu.cs.oak/bin/wordpress/wp-admin/includes/nav-menu.php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31]))" office:value-type="boolean" office:boolean-value="false" calcext:value-type="boolean">
            <text:p>FALSE</text:p>
          </table:table-cell>
          <table:table-cell table:style-name="ce15" table:formula="of:=AND([.F131]; [.G13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ontinents-cities</text:p>
          </table:table-cell>
          <table:table-cell office:value-type="string" calcext:value-type="string">
            <text:p>/home/stefan/git/oak/edu.cmu.cs.oak/bin/wordpress/wp-admin/includes/continents-cities.php</text:p>
          </table:table-cell>
          <table:table-cell office:value-type="float" office:value="364" calcext:value-type="float">
            <text:p>364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32]))" office:value-type="boolean" office:boolean-value="false" calcext:value-type="boolean">
            <text:p>FALSE</text:p>
          </table:table-cell>
          <table:table-cell table:style-name="ce15" table:formula="of:=AND([.F132]; [.G13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ordPress</text:p>
          </table:table-cell>
          <table:table-cell office:value-type="string" calcext:value-type="string">
            <text:p>/home/stefan/git/oak/edu.cmu.cs.oak/bin/wordpress/wp-content/themes/twentytwelve/footer.php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33]))" office:value-type="boolean" office:boolean-value="false" calcext:value-type="boolean">
            <text:p>FALSE</text:p>
          </table:table-cell>
          <table:table-cell table:style-name="ce15" table:formula="of:=AND([.F133]; [.G13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witch-theme_</text:p>
          </table:table-cell>
          <table:table-cell office:value-type="string" calcext:value-type="string">
            <text:p>/home/stefan/git/oak/edu.cmu.cs.oak/bin/wordpress/wp-admin/includes/class-theme-upgrader-skin.php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34]))" office:value-type="boolean" office:boolean-value="false" calcext:value-type="boolean">
            <text:p>FALSE</text:p>
          </table:table-cell>
          <table:table-cell table:style-name="ce15" table:formula="of:=AND([.F134]; [.G13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&amp;#8212; </text:p>
          </table:table-cell>
          <table:table-cell office:value-type="string" calcext:value-type="string">
            <text:p>/home/stefan/git/oak/edu.cmu.cs.oak/bin/wordpress/wp-admin/includes/class-wp-terms-list-table.php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35]))" office:value-type="boolean" office:boolean-value="false" calcext:value-type="boolean">
            <text:p>FALSE</text:p>
          </table:table-cell>
          <table:table-cell table:style-name="ce15" table:formula="of:=AND([.F135]; [.G13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&lt;/div&gt;</text:p>
          </table:table-cell>
          <table:table-cell office:value-type="string" calcext:value-type="string">
            <text:p>/home/stefan/git/oak/edu.cmu.cs.oak/bin/wordpress/wp-admin/theme-install.php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36]))" office:value-type="boolean" office:boolean-value="true" calcext:value-type="boolean">
            <text:p>TRUE</text:p>
          </table:table-cell>
          <table:table-cell table:style-name="ce15" table:formula="of:=AND([.F136]; [.G136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&lt;/a&gt;</text:p>
          </table:table-cell>
          <table:table-cell office:value-type="string" calcext:value-type="string">
            <text:p>/home/stefan/git/oak/edu.cmu.cs.oak/bin/wordpress/wp-admin/includes/class-wp-plugins-list-table.php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37]))" office:value-type="boolean" office:boolean-value="true" calcext:value-type="boolean">
            <text:p>TRUE</text:p>
          </table:table-cell>
          <table:table-cell table:style-name="ce15" table:formula="of:=AND([.F137]; [.G137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(</text:p>
          </table:table-cell>
          <table:table-cell office:value-type="string" calcext:value-type="string">
            <text:p>/home/stefan/git/oak/edu.cmu.cs.oak/bin/wordpress/wp-admin/includes/upgrade.php</text:p>
          </table:table-cell>
          <table:table-cell office:value-type="float" office:value="2287" calcext:value-type="float">
            <text:p>2287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38]))" office:value-type="boolean" office:boolean-value="false" calcext:value-type="boolean">
            <text:p>FALSE</text:p>
          </table:table-cell>
          <table:table-cell table:style-name="ce15" table:formula="of:=AND([.F138]; [.G13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pplication/x-gzip</text:p>
          </table:table-cell>
          <table:table-cell office:value-type="string" calcext:value-type="string">
            <text:p>/home/stefan/git/oak/edu.cmu.cs.oak/bin/wordpress/wp-includes/ID3/getid3.php</text:p>
          </table:table-cell>
          <table:table-cell office:value-type="float" office:value="1036" calcext:value-type="float">
            <text:p>1036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39]))" office:value-type="boolean" office:boolean-value="false" calcext:value-type="boolean">
            <text:p>FALSE</text:p>
          </table:table-cell>
          <table:table-cell table:style-name="ce15" table:formula="of:=AND([.F139]; [.G13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axonomies</text:p>
          </table:table-cell>
          <table:table-cell office:value-type="string" calcext:value-type="string">
            <text:p>/home/stefan/git/oak/edu.cmu.cs.oak/bin/wordpress/wp-includes/class-wp-xmlrpc-server.php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40]))" office:value-type="boolean" office:boolean-value="false" calcext:value-type="boolean">
            <text:p>FALSE</text:p>
          </table:table-cell>
          <table:table-cell table:style-name="ce15" table:formula="of:=AND([.F140]; [.G14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&lt;/td&gt;</text:p>
            <text:p>&lt;/tr&gt;</text:p>
          </table:table-cell>
          <table:table-cell office:value-type="string" calcext:value-type="string">
            <text:p>/home/stefan/git/oak/edu.cmu.cs.oak/bin/wordpress/wp-admin/import.php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41]))" office:value-type="boolean" office:boolean-value="true" calcext:value-type="boolean">
            <text:p>TRUE</text:p>
          </table:table-cell>
          <table:table-cell table:style-name="ce15" table:formula="of:=AND([.F141]; [.G141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/home/stefan/git/oak/edu.cmu.cs.oak/bin/wordpress/wp-includes/class-pop3.php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42]))" office:value-type="boolean" office:boolean-value="false" calcext:value-type="boolean">
            <text:p>FALSE</text:p>
          </table:table-cell>
          <table:table-cell table:style-name="ce15" table:formula="of:=AND([.F142]; [.G14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et_post_status</text:p>
          </table:table-cell>
          <table:table-cell office:value-type="string" calcext:value-type="string">
            <text:p>/home/stefan/git/oak/edu.cmu.cs.oak/bin/wordpress/wp-includes/post.php</text:p>
          </table:table-cell>
          <table:table-cell office:value-type="float" office:value="589" calcext:value-type="float">
            <text:p>58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43]))" office:value-type="boolean" office:boolean-value="false" calcext:value-type="boolean">
            <text:p>FALSE</text:p>
          </table:table-cell>
          <table:table-cell table:style-name="ce15" table:formula="of:=AND([.F143]; [.G14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name='</text:p>
          </table:table-cell>
          <table:table-cell office:value-type="string" calcext:value-type="string">
            <text:p>/home/stefan/git/oak/edu.cmu.cs.oak/bin/wordpress/wp-includes/category-template.php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44]))" office:value-type="boolean" office:boolean-value="false" calcext:value-type="boolean">
            <text:p>FALSE</text:p>
          </table:table-cell>
          <table:table-cell table:style-name="ce15" table:formula="of:=AND([.F144]; [.G14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UPDATE `</text:p>
          </table:table-cell>
          <table:table-cell office:value-type="string" calcext:value-type="string">
            <text:p>/home/stefan/git/oak/edu.cmu.cs.oak/bin/wordpress/wp-includes/wp-db.php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45]))" office:value-type="boolean" office:boolean-value="false" calcext:value-type="boolean">
            <text:p>FALSE</text:p>
          </table:table-cell>
          <table:table-cell table:style-name="ce15" table:formula="of:=AND([.F145]; [.G14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p_loaded</text:p>
          </table:table-cell>
          <table:table-cell office:value-type="string" calcext:value-type="string">
            <text:p>/home/stefan/git/oak/edu.cmu.cs.oak/bin/wordpress/wp-includes/class-wp-rewrite.php</text:p>
          </table:table-cell>
          <table:table-cell office:value-type="float" office:value="1803" calcext:value-type="float">
            <text:p>180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46]))" office:value-type="boolean" office:boolean-value="false" calcext:value-type="boolean">
            <text:p>FALSE</text:p>
          </table:table-cell>
          <table:table-cell table:style-name="ce15" table:formula="of:=AND([.F146]; [.G14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est_dispatch_request</text:p>
          </table:table-cell>
          <table:table-cell office:value-type="string" calcext:value-type="string">
            <text:p>/home/stefan/git/oak/edu.cmu.cs.oak/bin/wordpress/wp-includes/rest-api/class-wp-rest-server.php</text:p>
          </table:table-cell>
          <table:table-cell office:value-type="float" office:value="901" calcext:value-type="float">
            <text:p>90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47]))" office:value-type="boolean" office:boolean-value="false" calcext:value-type="boolean">
            <text:p>FALSE</text:p>
          </table:table-cell>
          <table:table-cell table:style-name="ce15" table:formula="of:=AND([.F147]; [.G14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/home/stefan/git/oak/edu.cmu.cs.oak/bin/wordpress/wp-includes/formatting.php</text:p>
          </table:table-cell>
          <table:table-cell office:value-type="float" office:value="4718" calcext:value-type="float">
            <text:p>4718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48]))" office:value-type="boolean" office:boolean-value="false" calcext:value-type="boolean">
            <text:p>FALSE</text:p>
          </table:table-cell>
          <table:table-cell table:style-name="ce15" table:formula="of:=AND([.F148]; [.G14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/home/stefan/git/oak/edu.cmu.cs.oak/bin/wordpress/wp-includes/Requests/Transport/fsockopen.php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49]))" office:value-type="boolean" office:boolean-value="false" calcext:value-type="boolean">
            <text:p>FALSE</text:p>
          </table:table-cell>
          <table:table-cell table:style-name="ce15" table:formula="of:=AND([.F149]; [.G14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5" office:value-type="string" calcext:value-type="string">
            <text:p>4:2:0</text:p>
          </table:table-cell>
          <table:table-cell office:value-type="string" calcext:value-type="string">
            <text:p>/home/stefan/git/oak/edu.cmu.cs.oak/bin/wordpress/wp-includes/ID3/module.audio.ogg.php</text:p>
          </table:table-cell>
          <table:table-cell office:value-type="float" office:value="831" calcext:value-type="float">
            <text:p>83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50]))" office:value-type="boolean" office:boolean-value="false" calcext:value-type="boolean">
            <text:p>FALSE</text:p>
          </table:table-cell>
          <table:table-cell table:style-name="ce15" table:formula="of:=AND([.F150]; [.G15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BML_ID_CHAPTERTRANSLATEID</text:p>
          </table:table-cell>
          <table:table-cell office:value-type="string" calcext:value-type="string">
            <text:p>/home/stefan/git/oak/edu.cmu.cs.oak/bin/wordpress/wp-includes/ID3/module.audio-video.matroska.php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51]))" office:value-type="boolean" office:boolean-value="false" calcext:value-type="boolean">
            <text:p>FALSE</text:p>
          </table:table-cell>
          <table:table-cell table:style-name="ce15" table:formula="of:=AND([.F151]; [.G15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You do not have sufficient permissions to add links to this site.</text:p>
          </table:table-cell>
          <table:table-cell office:value-type="string" calcext:value-type="string">
            <text:p>/home/stefan/git/oak/edu.cmu.cs.oak/bin/wordpress/wp-admin/link-add.php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52]))" office:value-type="boolean" office:boolean-value="false" calcext:value-type="boolean">
            <text:p>FALSE</text:p>
          </table:table-cell>
          <table:table-cell table:style-name="ce15" table:formula="of:=AND([.F152]; [.G15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xport_partial_rendered_nav_menu_instances</text:p>
          </table:table-cell>
          <table:table-cell office:value-type="string" calcext:value-type="string">
            <text:p>/home/stefan/git/oak/edu.cmu.cs.oak/bin/wordpress/wp-includes/class-wp-customize-nav-menus.php</text:p>
          </table:table-cell>
          <table:table-cell office:value-type="float" office:value="875" calcext:value-type="float">
            <text:p>87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53]))" office:value-type="boolean" office:boolean-value="false" calcext:value-type="boolean">
            <text:p>FALSE</text:p>
          </table:table-cell>
          <table:table-cell table:style-name="ce15" table:formula="of:=AND([.F153]; [.G15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/home/stefan/git/oak/edu.cmu.cs.oak/bin/wordpress/wp-admin/revision.php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54]))" office:value-type="boolean" office:boolean-value="false" calcext:value-type="boolean">
            <text:p>FALSE</text:p>
          </table:table-cell>
          <table:table-cell table:style-name="ce15" table:formula="of:=AND([.F154]; [.G15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ser-profile</text:p>
          </table:table-cell>
          <table:table-cell office:value-type="string" calcext:value-type="string">
            <text:p>/home/stefan/git/oak/edu.cmu.cs.oak/bin/wordpress/wp-admin/install.php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55]))" office:value-type="boolean" office:boolean-value="false" calcext:value-type="boolean">
            <text:p>FALSE</text:p>
          </table:table-cell>
          <table:table-cell table:style-name="ce15" table:formula="of:=AND([.F155]; [.G15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]' class='newtag form-input-tip' size='16' autocomplete='off' aria-describedby='new-tag-</text:p>
          </table:table-cell>
          <table:table-cell office:value-type="string" calcext:value-type="string">
            <text:p>/home/stefan/git/oak/edu.cmu.cs.oak/bin/wordpress/wp-admin/includes/meta-boxes.php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56]))" office:value-type="boolean" office:boolean-value="false" calcext:value-type="boolean">
            <text:p>FALSE</text:p>
          </table:table-cell>
          <table:table-cell table:style-name="ce15" table:formula="of:=AND([.F156]; [.G15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re_link_notes</text:p>
          </table:table-cell>
          <table:table-cell office:value-type="string" calcext:value-type="string">
            <text:p>/home/stefan/git/oak/edu.cmu.cs.oak/bin/wordpress/wp-includes/default-filters.php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57]))" office:value-type="boolean" office:boolean-value="false" calcext:value-type="boolean">
            <text:p>FALSE</text:p>
          </table:table-cell>
          <table:table-cell table:style-name="ce15" table:formula="of:=AND([.F157]; [.G15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opular Plugin</text:p>
          </table:table-cell>
          <table:table-cell office:value-type="string" calcext:value-type="string">
            <text:p>/home/stefan/git/oak/edu.cmu.cs.oak/bin/wordpress/wp-admin/includes/dashboard.php</text:p>
          </table:table-cell>
          <table:table-cell office:value-type="float" office:value="1249" calcext:value-type="float">
            <text:p>124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58]))" office:value-type="boolean" office:boolean-value="false" calcext:value-type="boolean">
            <text:p>FALSE</text:p>
          </table:table-cell>
          <table:table-cell table:style-name="ce15" table:formula="of:=AND([.F158]; [.G15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Tracks (subtitles, captions, descriptions, chapters, or metadata)</text:p>
          </table:table-cell>
          <table:table-cell office:value-type="string" calcext:value-type="string">
            <text:p>/home/stefan/git/oak/edu.cmu.cs.oak/bin/wordpress/wp-includes/media-template.php</text:p>
          </table:table-cell>
          <table:table-cell office:value-type="float" office:value="1183" calcext:value-type="float">
            <text:p>118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59]))" office:value-type="boolean" office:boolean-value="false" calcext:value-type="boolean">
            <text:p>FALSE</text:p>
          </table:table-cell>
          <table:table-cell table:style-name="ce15" table:formula="of:=AND([.F159]; [.G15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&lt;/p&gt;</text:p>
          </table:table-cell>
          <table:table-cell office:value-type="string" calcext:value-type="string">
            <text:p>/home/stefan/git/oak/edu.cmu.cs.oak/bin/wordpress/wp-admin/revision.php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60]))" office:value-type="boolean" office:boolean-value="true" calcext:value-type="boolean">
            <text:p>TRUE</text:p>
          </table:table-cell>
          <table:table-cell table:style-name="ce15" table:formula="of:=AND([.F160]; [.G160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p_send_new_user_notifications</text:p>
          </table:table-cell>
          <table:table-cell office:value-type="string" calcext:value-type="string">
            <text:p>/home/stefan/git/oak/edu.cmu.cs.oak/bin/wordpress/wp-includes/ms-default-filters.php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61]))" office:value-type="boolean" office:boolean-value="false" calcext:value-type="boolean">
            <text:p>FALSE</text:p>
          </table:table-cell>
          <table:table-cell table:style-name="ce15" table:formula="of:=AND([.F161]; [.G16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/home/stefan/git/oak/edu.cmu.cs.oak/bin/wordpress/wp-includes/class-snoopy.php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62]))" office:value-type="boolean" office:boolean-value="false" calcext:value-type="boolean">
            <text:p>FALSE</text:p>
          </table:table-cell>
          <table:table-cell table:style-name="ce15" table:formula="of:=AND([.F162]; [.G16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7">
          <table:table-cell office:value-type="float" office:value="161" calcext:value-type="float">
            <text:p>161</text:p>
          </table:table-cell>
          <table:table-cell office:value-type="string" calcext:value-type="string">
            <text:p>&lt;/button&gt;</text:p>
            <text:p>&lt;div class='wp-pwd hide-if-js'&gt;</text:p>
            <text:p>&lt;span class='password-input-wrapper'&gt;</text:p>
            <text:p>&lt;input type='password' name='pass1' id='pass1' class='regular-text' value='' autocomplete='off' data-pw='</text:p>
          </table:table-cell>
          <table:table-cell office:value-type="string" calcext:value-type="string">
            <text:p>/home/stefan/git/oak/edu.cmu.cs.oak/bin/wordpress/wp-admin/user-edit.php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63]))" office:value-type="boolean" office:boolean-value="true" calcext:value-type="boolean">
            <text:p>TRUE</text:p>
          </table:table-cell>
          <table:table-cell table:style-name="ce15" table:formula="of:=AND([.F163]; [.G16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ADD COLUMN </text:p>
          </table:table-cell>
          <table:table-cell office:value-type="string" calcext:value-type="string">
            <text:p>/home/stefan/git/oak/edu.cmu.cs.oak/bin/wordpress/wp-admin/includes/upgrade.php</text:p>
          </table:table-cell>
          <table:table-cell office:value-type="float" office:value="2356" calcext:value-type="float">
            <text:p>2356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64]))" office:value-type="boolean" office:boolean-value="false" calcext:value-type="boolean">
            <text:p>FALSE</text:p>
          </table:table-cell>
          <table:table-cell table:style-name="ce15" table:formula="of:=AND([.F164]; [.G16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/home/stefan/git/oak/edu.cmu.cs.oak/bin/wordpress/wp-admin/edit-form-advanced.php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65]))" office:value-type="boolean" office:boolean-value="false" calcext:value-type="boolean">
            <text:p>FALSE</text:p>
          </table:table-cell>
          <table:table-cell table:style-name="ce15" table:formula="of:=AND([.F165]; [.G16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5">
          <table:table-cell office:value-type="float" office:value="164" calcext:value-type="float">
            <text:p>164</text:p>
          </table:table-cell>
          <table:table-cell office:value-type="string" calcext:value-type="string">
            <text:p>'&gt;</text:p>
            <text:p>&lt;span class='screen-reader-text'&gt;</text:p>
          </table:table-cell>
          <table:table-cell office:value-type="string" calcext:value-type="string">
            <text:p>/home/stefan/git/oak/edu.cmu.cs.oak/bin/wordpress/wp-admin/customize.php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66]))" office:value-type="boolean" office:boolean-value="true" calcext:value-type="boolean">
            <text:p>TRUE</text:p>
          </table:table-cell>
          <table:table-cell table:style-name="ce15" table:formula="of:=AND([.F166]; [.G166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LIMIT 1</text:p>
          </table:table-cell>
          <table:table-cell office:value-type="string" calcext:value-type="string">
            <text:p>/home/stefan/git/oak/edu.cmu.cs.oak/bin/wordpress/wp-includes/link-template.php</text:p>
          </table:table-cell>
          <table:table-cell office:value-type="float" office:value="1725" calcext:value-type="float">
            <text:p>172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67]))" office:value-type="boolean" office:boolean-value="false" calcext:value-type="boolean">
            <text:p>FALSE</text:p>
          </table:table-cell>
          <table:table-cell table:style-name="ce15" table:formula="of:=AND([.F167]; [.G16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hide-if-js</text:p>
          </table:table-cell>
          <table:table-cell office:value-type="string" calcext:value-type="string">
            <text:p>/home/stefan/git/oak/edu.cmu.cs.oak/bin/wordpress/wp-admin/options-discussion.php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68]))" office:value-type="boolean" office:boolean-value="false" calcext:value-type="boolean">
            <text:p>FALSE</text:p>
          </table:table-cell>
          <table:table-cell table:style-name="ce15" table:formula="of:=AND([.F168]; [.G16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/home/stefan/git/oak/edu.cmu.cs.oak/bin/wordpress/wp-includes/formatting.php</text:p>
          </table:table-cell>
          <table:table-cell office:value-type="float" office:value="2451" calcext:value-type="float">
            <text:p>245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69]))" office:value-type="boolean" office:boolean-value="false" calcext:value-type="boolean">
            <text:p>FALSE</text:p>
          </table:table-cell>
          <table:table-cell table:style-name="ce15" table:formula="of:=AND([.F169]; [.G16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&lt;/span&gt;</text:p>
          </table:table-cell>
          <table:table-cell office:value-type="string" calcext:value-type="string">
            <text:p>/home/stefan/git/oak/edu.cmu.cs.oak/bin/wordpress/wp-content/themes/twentyeleven/content.php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70]))" office:value-type="boolean" office:boolean-value="true" calcext:value-type="boolean">
            <text:p>TRUE</text:p>
          </table:table-cell>
          <table:table-cell table:style-name="ce15" table:formula="of:=AND([.F170]; [.G170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5">
          <table:table-cell office:value-type="float" office:value="169" calcext:value-type="float">
            <text:p>169</text:p>
          </table:table-cell>
          <table:table-cell office:value-type="string" calcext:value-type="string">
            <text:p>' /&gt;</text:p>
            <text:p>&lt;input type='hidden' name='post_type' class='post_type_page' value='</text:p>
          </table:table-cell>
          <table:table-cell office:value-type="string" calcext:value-type="string">
            <text:p>/home/stefan/git/oak/edu.cmu.cs.oak/bin/wordpress/wp-admin/edit.php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71]))" office:value-type="boolean" office:boolean-value="true" calcext:value-type="boolean">
            <text:p>TRUE</text:p>
          </table:table-cell>
          <table:table-cell table:style-name="ce15" table:formula="of:=AND([.F171]; [.G171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/home/stefan/git/oak/edu.cmu.cs.oak/bin/wordpress/wp-includes/script-loader.php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72]))" office:value-type="boolean" office:boolean-value="false" calcext:value-type="boolean">
            <text:p>FALSE</text:p>
          </table:table-cell>
          <table:table-cell table:style-name="ce15" table:formula="of:=AND([.F172]; [.G17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home/stefan/git/oak/edu.cmu.cs.oak/bin/wordpress/wp-includes/class-wp-xmlrpc-server.php</text:p>
          </table:table-cell>
          <table:table-cell office:value-type="float" office:value="1791" calcext:value-type="float">
            <text:p>179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73]))" office:value-type="boolean" office:boolean-value="false" calcext:value-type="boolean">
            <text:p>FALSE</text:p>
          </table:table-cell>
          <table:table-cell table:style-name="ce15" table:formula="of:=AND([.F173]; [.G17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' class='more-link'&gt;</text:p>
          </table:table-cell>
          <table:table-cell office:value-type="string" calcext:value-type="string">
            <text:p>/home/stefan/git/oak/edu.cmu.cs.oak/bin/wordpress/wp-includes/post-template.php</text:p>
          </table:table-cell>
          <table:table-cell office:value-type="float" office:value="313" calcext:value-type="float">
            <text:p>313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74]))" office:value-type="boolean" office:boolean-value="false" calcext:value-type="boolean">
            <text:p>FALSE</text:p>
          </table:table-cell>
          <table:table-cell table:style-name="ce15" table:formula="of:=AND([.F174]; [.G17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/home/stefan/git/oak/edu.cmu.cs.oak/bin/wordpress/wp-includes/meta.php</text:p>
          </table:table-cell>
          <table:table-cell office:value-type="float" office:value="629" calcext:value-type="float">
            <text:p>629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75]))" office:value-type="boolean" office:boolean-value="false" calcext:value-type="boolean">
            <text:p>FALSE</text:p>
          </table:table-cell>
          <table:table-cell table:style-name="ce15" table:formula="of:=AND([.F175]; [.G17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pload_per_page</text:p>
          </table:table-cell>
          <table:table-cell office:value-type="string" calcext:value-type="string">
            <text:p>/home/stefan/git/oak/edu.cmu.cs.oak/bin/wordpress/wp-admin/includes/post.php</text:p>
          </table:table-cell>
          <table:table-cell office:value-type="float" office:value="1122" calcext:value-type="float">
            <text:p>112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76]))" office:value-type="boolean" office:boolean-value="false" calcext:value-type="boolean">
            <text:p>FALSE</text:p>
          </table:table-cell>
          <table:table-cell table:style-name="ce15" table:formula="of:=AND([.F176]; [.G17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/home/stefan/git/oak/edu.cmu.cs.oak/bin/wordpress/wp-includes/class-wp-customize-setting.php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77]))" office:value-type="boolean" office:boolean-value="false" calcext:value-type="boolean">
            <text:p>FALSE</text:p>
          </table:table-cell>
          <table:table-cell table:style-name="ce15" table:formula="of:=AND([.F177]; [.G17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/home/stefan/git/oak/edu.cmu.cs.oak/bin/wordpress/wp-includes/default-constants.php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78]))" office:value-type="boolean" office:boolean-value="false" calcext:value-type="boolean">
            <text:p>FALSE</text:p>
          </table:table-cell>
          <table:table-cell table:style-name="ce15" table:formula="of:=AND([.F178]; [.G17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Continue reading %s &lt;span class='meta-nav'&gt;&amp;rarr;&lt;/span&gt;</text:p>
          </table:table-cell>
          <table:table-cell office:value-type="string" calcext:value-type="string">
            <text:p>/home/stefan/git/oak/edu.cmu.cs.oak/bin/wordpress/wp-content/themes/twentyfourteen/content-link.php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79]))" office:value-type="boolean" office:boolean-value="true" calcext:value-type="boolean">
            <text:p>TRUE</text:p>
          </table:table-cell>
          <table:table-cell table:style-name="ce15" table:formula="of:=AND([.F179]; [.G179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/home/stefan/git/oak/edu.cmu.cs.oak/bin/wordpress/wp-includes/query.php</text:p>
          </table:table-cell>
          <table:table-cell office:value-type="float" office:value="3222" calcext:value-type="float">
            <text:p>322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80]))" office:value-type="boolean" office:boolean-value="false" calcext:value-type="boolean">
            <text:p>FALSE</text:p>
          </table:table-cell>
          <table:table-cell table:style-name="ce15" table:formula="of:=AND([.F180]; [.G18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/home/stefan/git/oak/edu.cmu.cs.oak/bin/wordpress/wp-admin/includes/nav-menu.php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81]))" office:value-type="boolean" office:boolean-value="false" calcext:value-type="boolean">
            <text:p>FALSE</text:p>
          </table:table-cell>
          <table:table-cell table:style-name="ce15" table:formula="of:=AND([.F181]; [.G18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Alt text for the image, e.g. &amp;#8220;The Mona Lisa&amp;#8221;</text:p>
          </table:table-cell>
          <table:table-cell office:value-type="string" calcext:value-type="string">
            <text:p>/home/stefan/git/oak/edu.cmu.cs.oak/bin/wordpress/wp-admin/includes/media.php</text:p>
          </table:table-cell>
          <table:table-cell office:value-type="float" office:value="2581" calcext:value-type="float">
            <text:p>258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82]))" office:value-type="boolean" office:boolean-value="false" calcext:value-type="boolean">
            <text:p>FALSE</text:p>
          </table:table-cell>
          <table:table-cell table:style-name="ce15" table:formula="of:=AND([.F182]; [.G182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5">
          <table:table-cell office:value-type="float" office:value="181" calcext:value-type="float">
            <text:p>181</text:p>
          </table:table-cell>
          <table:table-cell office:value-type="string" calcext:value-type="string">
            <text:p/>
            <text:p>&lt;tr class='user-first-name-wrap'&gt;</text:p>
            <text:p>&lt;th&gt;&lt;label for='first_name'&gt;</text:p>
          </table:table-cell>
          <table:table-cell office:value-type="string" calcext:value-type="string">
            <text:p>/home/stefan/git/oak/edu.cmu.cs.oak/bin/wordpress/wp-admin/user-edit.php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83]))" office:value-type="boolean" office:boolean-value="true" calcext:value-type="boolean">
            <text:p>TRUE</text:p>
          </table:table-cell>
          <table:table-cell table:style-name="ce15" table:formula="of:=AND([.F183]; [.G183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ustomize_post_value_set</text:p>
          </table:table-cell>
          <table:table-cell office:value-type="string" calcext:value-type="string">
            <text:p>/home/stefan/git/oak/edu.cmu.cs.oak/bin/wordpress/wp-includes/class-wp-customize-manager.php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84]))" office:value-type="boolean" office:boolean-value="false" calcext:value-type="boolean">
            <text:p>FALSE</text:p>
          </table:table-cell>
          <table:table-cell table:style-name="ce15" table:formula="of:=AND([.F184]; [.G18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idebar.php</text:p>
          </table:table-cell>
          <table:table-cell office:value-type="string" calcext:value-type="string">
            <text:p>/home/stefan/git/oak/edu.cmu.cs.oak/bin/wordpress/wp-includes/general-template.php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85]))" office:value-type="boolean" office:boolean-value="false" calcext:value-type="boolean">
            <text:p>FALSE</text:p>
          </table:table-cell>
          <table:table-cell table:style-name="ce15" table:formula="of:=AND([.F185]; [.G18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ttps://vimeo.com/</text:p>
          </table:table-cell>
          <table:table-cell office:value-type="string" calcext:value-type="string">
            <text:p>/home/stefan/git/oak/edu.cmu.cs.oak/bin/wordpress/wp-admin/includes/class-wp-press-this.php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86]))" office:value-type="boolean" office:boolean-value="false" calcext:value-type="boolean">
            <text:p>FALSE</text:p>
          </table:table-cell>
          <table:table-cell table:style-name="ce15" table:formula="of:=AND([.F186]; [.G186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&lt;tr&gt;</text:p>
            <text:p>&lt;th scope='row'&gt;</text:p>
          </table:table-cell>
          <table:table-cell office:value-type="string" calcext:value-type="string">
            <text:p>/home/stefan/git/oak/edu.cmu.cs.oak/bin/wordpress/wp-admin/includes/network.php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87]))" office:value-type="boolean" office:boolean-value="true" calcext:value-type="boolean">
            <text:p>TRUE</text:p>
          </table:table-cell>
          <table:table-cell table:style-name="ce15" table:formula="of:=AND([.F187]; [.G187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/home/stefan/git/oak/edu.cmu.cs.oak/bin/wordpress/wp-admin/includes/network.php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88]))" office:value-type="boolean" office:boolean-value="false" calcext:value-type="boolean">
            <text:p>FALSE</text:p>
          </table:table-cell>
          <table:table-cell table:style-name="ce15" table:formula="of:=AND([.F188]; [.G18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&lt;/category&gt;</text:p>
          </table:table-cell>
          <table:table-cell office:value-type="string" calcext:value-type="string">
            <text:p>/home/stefan/git/oak/edu.cmu.cs.oak/bin/wordpress/wp-includes/class-wp-xmlrpc-server.php</text:p>
          </table:table-cell>
          <table:table-cell office:value-type="float" office:value="4466" calcext:value-type="float">
            <text:p>4466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89]))" office:value-type="boolean" office:boolean-value="true" calcext:value-type="boolean">
            <text:p>TRUE</text:p>
          </table:table-cell>
          <table:table-cell table:style-name="ce15" table:formula="of:=AND([.F189]; [.G189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5">
          <table:table-cell office:value-type="float" office:value="188" calcext:value-type="float">
            <text:p>188</text:p>
          </table:table-cell>
          <table:table-cell office:value-type="string" calcext:value-type="string">
            <text:p>If you don&amp;lsquo;t want to upload your own image, you can use one of these cool headers, or show a random one.</text:p>
          </table:table-cell>
          <table:table-cell office:value-type="string" calcext:value-type="string">
            <text:p>/home/stefan/git/oak/edu.cmu.cs.oak/bin/wordpress/wp-admin/custom-header.php</text:p>
          </table:table-cell>
          <table:table-cell office:value-type="float" office:value="622" calcext:value-type="float">
            <text:p>622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90]))" office:value-type="boolean" office:boolean-value="false" calcext:value-type="boolean">
            <text:p>FALSE</text:p>
          </table:table-cell>
          <table:table-cell table:style-name="ce15" table:formula="of:=AND([.F190]; [.G190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/home/stefan/git/oak/edu.cmu.cs.oak/bin/wordpress/wp-admin/includes/class-wp-ms-users-list-table.php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91]))" office:value-type="boolean" office:boolean-value="false" calcext:value-type="boolean">
            <text:p>FALSE</text:p>
          </table:table-cell>
          <table:table-cell table:style-name="ce15" table:formula="of:=AND([.F191]; [.G19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/>
            <text:p>&lt;article id='post-</text:p>
          </table:table-cell>
          <table:table-cell office:value-type="string" calcext:value-type="string">
            <text:p>/home/stefan/git/oak/edu.cmu.cs.oak/bin/wordpress/wp-content/themes/twentythirteen/content-image.ph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92]))" office:value-type="boolean" office:boolean-value="true" calcext:value-type="boolean">
            <text:p>TRUE</text:p>
          </table:table-cell>
          <table:table-cell table:style-name="ce15" table:formula="of:=AND([.F192]; [.G192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/home/stefan/git/oak/edu.cmu.cs.oak/bin/wordpress/wp-admin/plugin-editor.php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93]))" office:value-type="boolean" office:boolean-value="false" calcext:value-type="boolean">
            <text:p>FALSE</text:p>
          </table:table-cell>
          <table:table-cell table:style-name="ce15" table:formula="of:=AND([.F193]; [.G193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/home/stefan/git/oak/edu.cmu.cs.oak/bin/wordpress/wp-includes/user.php</text:p>
          </table:table-cell>
          <table:table-cell office:value-type="float" office:value="1571" calcext:value-type="float">
            <text:p>1571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94]))" office:value-type="boolean" office:boolean-value="false" calcext:value-type="boolean">
            <text:p>FALSE</text:p>
          </table:table-cell>
          <table:table-cell table:style-name="ce15" table:formula="of:=AND([.F194]; [.G194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losedpostboxesnonce</text:p>
          </table:table-cell>
          <table:table-cell office:value-type="string" calcext:value-type="string">
            <text:p>/home/stefan/git/oak/edu.cmu.cs.oak/bin/wordpress/wp-admin/edit-link-form.php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95]))" office:value-type="boolean" office:boolean-value="false" calcext:value-type="boolean">
            <text:p>FALSE</text:p>
          </table:table-cell>
          <table:table-cell table:style-name="ce15" table:formula="of:=AND([.F195]; [.G195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0">
          <table:table-cell office:value-type="float" office:value="194" calcext:value-type="float">
            <text:p>194</text:p>
          </table:table-cell>
          <table:table-cell office:value-type="string" calcext:value-type="string">
            <text:p>&lt;/a&gt;&lt;/p&gt;</text:p>
            <text:p/>
            <text:p>&lt;!--</text:p>
            <text:p>&lt;pre&gt;</text:p>
            <text:p/>
          </table:table-cell>
          <table:table-cell office:value-type="string" calcext:value-type="string">
            <text:p>/home/stefan/git/oak/edu.cmu.cs.oak/bin/wordpress/wp-admin/upgrade.php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196]))" office:value-type="boolean" office:boolean-value="true" calcext:value-type="boolean">
            <text:p>TRUE</text:p>
          </table:table-cell>
          <table:table-cell table:style-name="ce15" table:formula="of:=AND([.F196]; [.G196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/home/stefan/git/oak/edu.cmu.cs.oak/bin/wordpress/wp-includes/comment-template.php</text:p>
          </table:table-cell>
          <table:table-cell office:value-type="float" office:value="1305" calcext:value-type="float">
            <text:p>1305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97]))" office:value-type="boolean" office:boolean-value="false" calcext:value-type="boolean">
            <text:p>FALSE</text:p>
          </table:table-cell>
          <table:table-cell table:style-name="ce15" table:formula="of:=AND([.F197]; [.G197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%s/images/headers/hanoi.jpg</text:p>
          </table:table-cell>
          <table:table-cell office:value-type="string" calcext:value-type="string">
            <text:p>/home/stefan/git/oak/edu.cmu.cs.oak/bin/wordpress/wp-content/themes/twentyeleven/functions.php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198]))" office:value-type="boolean" office:boolean-value="false" calcext:value-type="boolean">
            <text:p>FALSE</text:p>
          </table:table-cell>
          <table:table-cell table:style-name="ce15" table:formula="of:=AND([.F198]; [.G198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/home/stefan/git/oak/edu.cmu.cs.oak/bin/wordpress/wp-admin/includes/class-pclzip.php</text:p>
          </table:table-cell>
          <table:table-cell office:value-type="float" office:value="4364" calcext:value-type="float">
            <text:p>4364</text:p>
          </table:table-cell>
          <table:table-cell/>
          <table:table-cell table:style-name="ce11" office:value-type="boolean" office:boolean-value="true" calcext:value-type="boolean">
            <text:p>TRUE</text:p>
          </table:table-cell>
          <table:table-cell table:style-name="ce15" table:formula="of:=ISNUMBER(SEARCH(&quot;&lt;&quot;;[.B199]))" office:value-type="boolean" office:boolean-value="false" calcext:value-type="boolean">
            <text:p>FALSE</text:p>
          </table:table-cell>
          <table:table-cell table:style-name="ce15" table:formula="of:=AND([.F199]; [.G199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&lt;/a&gt;&lt;/td&gt;</text:p>
            <text:p>   &lt;/tr&gt;</text:p>
          </table:table-cell>
          <table:table-cell office:value-type="string" calcext:value-type="string">
            <text:p>/home/stefan/git/oak/edu.cmu.cs.oak/bin/schoolmate/ParentViewCourses.php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2" office:value-type="boolean" office:boolean-value="true" calcext:value-type="boolean">
            <text:p>TRUE</text:p>
          </table:table-cell>
          <table:table-cell table:style-name="ce15" table:formula="of:=ISNUMBER(SEARCH(&quot;&lt;&quot;;[.B200]))" office:value-type="boolean" office:boolean-value="true" calcext:value-type="boolean">
            <text:p>TRUE</text:p>
          </table:table-cell>
          <table:table-cell table:style-name="ce15" table:formula="of:=AND([.F200]; [.G200])" office:value-type="boolean" office:boolean-value="true" calcext:value-type="boolean">
            <text:p>TRUE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wentyfifteen-keyboard-image-navigation</text:p>
          </table:table-cell>
          <table:table-cell office:value-type="string" calcext:value-type="string">
            <text:p>/home/stefan/git/oak/edu.cmu.cs.oak/bin/wordpress/wp-content/themes/twentyfifteen/functions.php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  <table:table-cell table:style-name="ce15" table:formula="of:=ISNUMBER(SEARCH(&quot;&lt;&quot;;[.B201]))" office:value-type="boolean" office:boolean-value="false" calcext:value-type="boolean">
            <text:p>FALSE</text:p>
          </table:table-cell>
          <table:table-cell table:style-name="ce15" table:formula="of:=AND([.F201]; [.G201])" office:value-type="boolean" office:boolean-value="false" calcext:value-type="boolean">
            <text:p>FALSE</text:p>
          </table:table-cell>
          <table:table-cell table:style-name="ce1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3" table:formula="of:=SUM([.F2:.F202])" office:value-type="float" office:value="49" calcext:value-type="float">
            <text:p>49</text:p>
          </table:table-cell>
          <table:table-cell table:style-name="ce9" table:formula="of:=SUM([.G2:.G202])" office:value-type="float" office:value="47" calcext:value-type="float">
            <text:p>47</text:p>
          </table:table-cell>
          <table:table-cell table:style-name="ce9" table:formula="of:=SUM([.H2:.H202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Precision</text:p>
          </table:table-cell>
          <table:table-cell table:style-name="ce14" table:formula="of:=[.H203]/[.G203]" office:value-type="percentage" office:value="0.957446808510638" calcext:value-type="percentage">
            <text:p>95.74%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9" office:value-type="string" calcext:value-type="string">
            <text:p>Recall</text:p>
          </table:table-cell>
          <table:table-cell table:style-name="ce14" table:formula="of:=[.H203]/[.F203]" office:value-type="percentage" office:value="0.918367346938775" calcext:value-type="percentage">
            <text:p>91.84%</text:p>
          </table:table-cell>
          <table:table-cell table:number-columns-repeated="1018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7T19:06:47.004901083</dc:date>
    <meta:editing-duration>PT57M23S</meta:editing-duration>
    <meta:editing-cycles>1</meta:editing-cycles>
    <meta:document-statistic meta:table-count="2" meta:cell-count="1405" meta:object-count="0"/>
    <meta:generator>LibreOffice/4.3.3.2$Linux_X86_64 LibreOffice_project/430m0$Build-2</meta:generator>
  </office:meta>
</office:document-meta>
</file>